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25cm" fo:min-width="8.1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466cm" fo:min-width="0.2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9.122cm"/>
    </style:style>
    <style:style style:name="gr4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="none"/>
      <style:paragraph-properties fo:text-align="center" style:writing-mode="lr-tb"/>
      <style:text-properties fo:font-size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1" fo:font-size="18pt" style:font-size-asian="18pt" style:font-size-complex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11cm" svg:height="2.575cm" svg:x="10.545cm" svg:y="9.213cm">
          <text:p text:style-name="P1">Introductio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5cm" svg:height="1.5cm" svg:x="11.60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386cm" svg:y1="5.994cm" svg:x2="11.824cm" svg:y2="5.056cm" draw:start-shape="id1" draw:start-glue-point="11" draw:end-shape="id2" draw:end-glue-point="7" svg:d="M7386 5994l4438-938" svg:viewBox="0 0 4439 939">
          <text:p/>
        </draw:connector>
        <draw:custom-shape draw:style-name="gr4" draw:text-style-name="P6" xml:id="id11" draw:id="id11" draw:layer="layout" svg:width="1.5cm" svg:height="1.5cm" svg:x="11.605cm" svg:y="5.775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7" draw:id="id17" draw:layer="layout" svg:width="1.5cm" svg:height="1.5cm" svg:x="17.105cm" svg:y="5.775cm">
          <text:p text:style-name="P5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1.5cm" svg:height="1.5cm" svg:x="6.105cm" svg:y="5.775cm">
          <text:p text:style-name="P5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" draw:id="id6" draw:layer="layout" svg:width="1.5cm" svg:height="1.5cm" svg:x="9.405cm" svg:y="7.775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" draw:id="id12" draw:layer="layout" svg:width="1.5cm" svg:height="1.5cm" svg:x="13.805cm" svg:y="7.775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1.5cm" svg:height="1.5cm" svg:x="6.105cm" svg:y="7.775cm">
          <text:p text:style-name="P5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.5cm" svg:height="1.5cm" svg:x="17.105cm" svg:y="7.775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1.5cm" svg:height="1.5cm" svg:x="17.105cm" svg:y="9.775cm">
          <text:p text:style-name="P5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855cm" svg:y1="7.275cm" svg:x2="17.855cm" svg:y2="7.775cm" draw:end-shape="id3" draw:end-glue-point="4" svg:d="M17855 7275v500" svg:viewBox="0 0 1 501">
          <text:p/>
        </draw:connector>
        <draw:connector draw:style-name="gr5" draw:text-style-name="P4" draw:layer="layout" draw:type="line" svg:x1="17.855cm" svg:y1="9.275cm" svg:x2="17.855cm" svg:y2="9.775cm" draw:start-shape="id3" draw:start-glue-point="8" draw:end-shape="id4" draw:end-glue-point="4" svg:d="M17855 9275v500" svg:viewBox="0 0 1 501">
          <text:p/>
        </draw:connector>
        <draw:connector draw:style-name="gr5" draw:text-style-name="P4" draw:layer="layout" draw:type="line" svg:x1="6.855cm" svg:y1="7.275cm" svg:x2="6.855cm" svg:y2="7.775cm" draw:start-shape="id1" draw:start-glue-point="8" draw:end-shape="id5" draw:end-glue-point="4" svg:d="M6855 7275v500" svg:viewBox="0 0 1 501">
          <text:p/>
        </draw:connector>
        <draw:custom-shape draw:style-name="gr4" draw:text-style-name="P6" xml:id="id7" draw:id="id7" draw:layer="layout" svg:width="1.5cm" svg:height="1.5cm" svg:x="8.305cm" svg:y="9.775cm">
          <text:p text:style-name="P5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824cm" svg:y1="7.056cm" svg:x2="10.686cm" svg:y2="7.994cm" draw:end-shape="id6" draw:end-glue-point="11" svg:d="M11824 7056l-1138 938" svg:viewBox="0 0 1139 939">
          <text:p/>
        </draw:connector>
        <draw:connector draw:style-name="gr5" draw:text-style-name="P4" draw:layer="layout" draw:type="line" svg:x1="9.624cm" svg:y1="9.056cm" svg:x2="9.055cm" svg:y2="9.775cm" draw:start-shape="id6" draw:start-glue-point="7" draw:end-shape="id7" draw:end-glue-point="4" svg:d="M9624 9056l-569 719" svg:viewBox="0 0 570 720">
          <text:p/>
        </draw:connector>
        <draw:custom-shape draw:style-name="gr4" draw:text-style-name="P6" xml:id="id8" draw:id="id8" draw:layer="layout" svg:width="1.5cm" svg:height="1.5cm" svg:x="10.505cm" svg:y="9.775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" draw:id="id9" draw:layer="layout" svg:width="1.5cm" svg:height="1.5cm" svg:x="10.505cm" svg:y="11.775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" draw:id="id10" draw:layer="layout" svg:width="1.5cm" svg:height="1.5cm" svg:x="10.505cm" svg:y="13.775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5cm" svg:x2="11.255cm" svg:y2="11.775cm" draw:start-shape="id8" draw:start-glue-point="8" draw:end-shape="id9" draw:end-glue-point="4" svg:d="M11255 11275v500" svg:viewBox="0 0 1 501">
          <text:p/>
        </draw:connector>
        <draw:connector draw:style-name="gr5" draw:text-style-name="P4" draw:layer="layout" draw:type="line" svg:x1="11.255cm" svg:y1="13.275cm" svg:x2="11.255cm" svg:y2="13.775cm" draw:start-shape="id9" draw:start-glue-point="8" draw:end-shape="id10" draw:end-glue-point="4" svg:d="M11255 13275v500" svg:viewBox="0 0 1 501">
          <text:p/>
        </draw:connector>
        <draw:connector draw:style-name="gr5" draw:text-style-name="P4" draw:layer="layout" draw:type="line" svg:x1="10.686cm" svg:y1="9.056cm" svg:x2="11.255cm" svg:y2="9.775cm" draw:start-shape="id6" draw:start-glue-point="9" draw:end-shape="id8" draw:end-glue-point="4" svg:d="M10686 9056l569 719" svg:viewBox="0 0 570 720">
          <text:p/>
        </draw:connector>
        <draw:connector draw:style-name="gr5" draw:text-style-name="P4" draw:layer="layout" draw:type="line" svg:x1="12.886cm" svg:y1="7.056cm" svg:x2="14.024cm" svg:y2="7.994cm" draw:start-shape="id11" draw:start-glue-point="9" draw:end-shape="id12" draw:end-glue-point="5" svg:d="M12886 7056l1138 938" svg:viewBox="0 0 1139 939">
          <text:p/>
        </draw:connector>
        <draw:custom-shape draw:style-name="gr4" draw:text-style-name="P6" xml:id="id13" draw:id="id13" draw:layer="layout" svg:width="1.5cm" svg:height="1.5cm" svg:x="12.705cm" svg:y="11.775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" draw:id="id14" draw:layer="layout" svg:width="1.5cm" svg:height="1.5cm" svg:x="12.705cm" svg:y="13.775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5" draw:id="id15" draw:layer="layout" svg:width="1.5cm" svg:height="1.5cm" svg:x="12.705cm" svg:y="15.775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455cm" svg:y1="13.275cm" svg:x2="13.455cm" svg:y2="13.775cm" draw:start-shape="id13" draw:start-glue-point="8" draw:end-shape="id14" draw:end-glue-point="4" svg:d="M13455 13275v500" svg:viewBox="0 0 1 501">
          <text:p/>
        </draw:connector>
        <draw:connector draw:style-name="gr5" draw:text-style-name="P4" draw:layer="layout" draw:type="line" svg:x1="13.455cm" svg:y1="15.275cm" svg:x2="13.455cm" svg:y2="15.775cm" draw:start-shape="id14" draw:start-glue-point="8" draw:end-shape="id15" draw:end-glue-point="4" svg:d="M13455 15275v500" svg:viewBox="0 0 1 501">
          <text:p/>
        </draw:connector>
        <draw:custom-shape draw:style-name="gr4" draw:text-style-name="P6" xml:id="id16" draw:id="id16" draw:layer="layout" svg:width="1.5cm" svg:height="1.5cm" svg:x="12.705cm" svg:y="9.775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455cm" svg:y1="11.275cm" svg:x2="13.455cm" svg:y2="11.775cm" draw:start-shape="id16" draw:start-glue-point="8" draw:end-shape="id13" draw:end-glue-point="4" svg:d="M13455 11275v500" svg:viewBox="0 0 1 501">
          <text:p/>
        </draw:connector>
        <draw:connector draw:style-name="gr5" draw:text-style-name="P4" draw:layer="layout" draw:type="line" svg:x1="14.024cm" svg:y1="9.056cm" svg:x2="13.455cm" svg:y2="9.775cm" draw:start-shape="id12" draw:start-glue-point="7" draw:end-shape="id16" draw:end-glue-point="4" svg:d="M14024 9056l-569 719" svg:viewBox="0 0 570 720">
          <text:p/>
        </draw:connector>
        <draw:connector draw:style-name="gr5" draw:text-style-name="P4" draw:layer="layout" draw:type="line" svg:x1="12.355cm" svg:y1="5.275cm" svg:x2="12.355cm" svg:y2="5.775cm" draw:start-shape="id2" draw:start-glue-point="8" draw:end-shape="id11" draw:end-glue-point="4" svg:d="M12355 5275v500" svg:viewBox="0 0 1 501">
          <text:p/>
        </draw:connector>
        <draw:connector draw:style-name="gr5" draw:text-style-name="P4" draw:layer="layout" draw:type="line" svg:x1="12.886cm" svg:y1="5.056cm" svg:x2="17.324cm" svg:y2="5.994cm" draw:start-shape="id2" draw:start-glue-point="9" draw:end-shape="id17" draw:end-glue-point="5" svg:d="M12886 5056l4438 938" svg:viewBox="0 0 4439 939">
          <text:p/>
        </draw:connector>
        <draw:custom-shape draw:style-name="gr4" draw:text-style-name="P6" xml:id="id18" draw:id="id18" draw:layer="layout" svg:width="1.5cm" svg:height="1.5cm" svg:x="14.905cm" svg:y="11.775cm">
          <text:p text:style-name="P5"><text:span text:style-name="T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9" draw:id="id19" draw:layer="layout" svg:width="1.5cm" svg:height="1.5cm" svg:x="14.905cm" svg:y="13.775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5.655cm" svg:y1="13.275cm" svg:x2="15.655cm" svg:y2="13.775cm" draw:start-shape="id18" draw:start-glue-point="8" draw:end-shape="id19" draw:end-glue-point="4" svg:d="M15655 13275v500" svg:viewBox="0 0 1 501">
          <text:p/>
        </draw:connector>
        <draw:custom-shape draw:style-name="gr4" draw:text-style-name="P6" xml:id="id20" draw:id="id20" draw:layer="layout" svg:width="1.5cm" svg:height="1.5cm" svg:x="14.905cm" svg:y="9.775cm">
          <text:p text:style-name="P5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5.655cm" svg:y1="11.275cm" svg:x2="15.655cm" svg:y2="11.775cm" draw:start-shape="id20" draw:start-glue-point="8" draw:end-shape="id18" draw:end-glue-point="4" svg:d="M15655 11275v500" svg:viewBox="0 0 1 501">
          <text:p/>
        </draw:connector>
        <draw:connector draw:style-name="gr5" draw:text-style-name="P4" draw:layer="layout" draw:type="line" svg:x1="15.086cm" svg:y1="9.056cm" svg:x2="15.655cm" svg:y2="9.775cm" draw:start-shape="id12" draw:start-glue-point="9" draw:end-shape="id20" draw:end-glue-point="4" svg:d="M15086 9056l569 719" svg:viewBox="0 0 570 720">
          <text:p/>
        </draw:connector>
        <draw:frame draw:style-name="gr6" draw:text-style-name="P7" draw:layer="layout" svg:width="1.221cm" svg:height="0.962cm" svg:x="9.584cm" svg:y="14.044cm">
          <draw:text-box>
            <text:p text:style-name="P2"><text:span text:style-name="T2">1</text:span></text:p>
          </draw:text-box>
        </draw:frame>
        <draw:frame draw:style-name="gr6" draw:text-style-name="P7" draw:layer="layout" svg:width="1.221cm" svg:height="0.962cm" svg:x="7.384cm" svg:y="10.044cm">
          <draw:text-box>
            <text:p text:style-name="P2"><text:span text:style-name="T2">6</text:span></text:p>
          </draw:text-box>
        </draw:frame>
        <draw:frame draw:style-name="gr6" draw:text-style-name="P7" draw:layer="layout" svg:width="1.221cm" svg:height="0.962cm" svg:x="13.905cm" svg:y="16.044cm">
          <draw:text-box>
            <text:p text:style-name="P2"><text:span text:style-name="T2">3</text:span></text:p>
          </draw:text-box>
        </draw:frame>
        <draw:frame draw:style-name="gr6" draw:text-style-name="P7" draw:layer="layout" svg:width="1.221cm" svg:height="0.962cm" svg:x="5.184cm" svg:y="8.044cm">
          <draw:text-box>
            <text:p text:style-name="P2"><text:span text:style-name="T2">4</text:span></text:p>
          </draw:text-box>
        </draw:frame>
        <draw:frame draw:style-name="gr6" draw:text-style-name="P7" draw:layer="layout" svg:width="1.221cm" svg:height="0.962cm" svg:x="18.305cm" svg:y="10.044cm">
          <draw:text-box>
            <text:p text:style-name="P2"><text:span text:style-name="T2">5</text:span></text:p>
          </draw:text-box>
        </draw:frame>
        <draw:frame draw:style-name="gr6" draw:text-style-name="P7" draw:layer="layout" svg:width="1.221cm" svg:height="0.962cm" svg:x="11.784cm" svg:y="10.044cm">
          <draw:text-box>
            <text:p text:style-name="P2"><text:span text:style-name="T2">0</text:span></text:p>
          </draw:text-box>
        </draw:frame>
        <draw:frame draw:style-name="gr6" draw:text-style-name="P7" draw:layer="layout" svg:width="1.221cm" svg:height="0.962cm" svg:x="16.106cm" svg:y="14.043cm">
          <draw:text-box>
            <text:p text:style-name="P2"><text:span text:style-name="T2">7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8.611cm" svg:height="2.575cm" svg:x="10.545cm" svg:y="9.213cm">
          <text:p text:style-name="P1">Searching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2" draw:id="id22" draw:layer="layout" svg:width="1.5cm" svg:height="1.5cm" svg:x="11.60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386cm" svg:y1="5.994cm" svg:x2="11.824cm" svg:y2="5.056cm" draw:start-shape="id21" draw:start-glue-point="11" draw:end-shape="id22" draw:end-glue-point="7" svg:d="M7386 5994l4438-938" svg:viewBox="0 0 4439 939">
          <text:p/>
        </draw:connector>
        <draw:custom-shape draw:style-name="gr4" draw:text-style-name="P6" xml:id="id31" draw:id="id31" draw:layer="layout" svg:width="1.5cm" svg:height="1.5cm" svg:x="11.605cm" svg:y="5.775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7" draw:id="id37" draw:layer="layout" svg:width="1.5cm" svg:height="1.5cm" svg:x="17.105cm" svg:y="5.775cm">
          <text:p text:style-name="P5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1" draw:id="id21" draw:layer="layout" svg:width="1.5cm" svg:height="1.5cm" svg:x="6.105cm" svg:y="5.775cm">
          <text:p text:style-name="P5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6" draw:id="id26" draw:layer="layout" svg:width="1.5cm" svg:height="1.5cm" svg:x="9.405cm" svg:y="7.775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2" draw:id="id32" draw:layer="layout" svg:width="1.5cm" svg:height="1.5cm" svg:x="13.805cm" svg:y="7.775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5" draw:id="id25" draw:layer="layout" svg:width="1.5cm" svg:height="1.5cm" svg:x="6.105cm" svg:y="7.775cm">
          <text:p text:style-name="P5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3" draw:id="id23" draw:layer="layout" svg:width="1.5cm" svg:height="1.5cm" svg:x="17.105cm" svg:y="7.775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4" draw:id="id24" draw:layer="layout" svg:width="1.5cm" svg:height="1.5cm" svg:x="17.105cm" svg:y="9.775cm">
          <text:p text:style-name="P5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855cm" svg:y1="7.275cm" svg:x2="17.855cm" svg:y2="7.775cm" draw:end-shape="id23" draw:end-glue-point="4" svg:d="M17855 7275v500" svg:viewBox="0 0 1 501">
          <text:p/>
        </draw:connector>
        <draw:connector draw:style-name="gr5" draw:text-style-name="P4" draw:layer="layout" draw:type="line" svg:x1="17.855cm" svg:y1="9.275cm" svg:x2="17.855cm" svg:y2="9.775cm" draw:start-shape="id23" draw:start-glue-point="8" draw:end-shape="id24" draw:end-glue-point="4" svg:d="M17855 9275v500" svg:viewBox="0 0 1 501">
          <text:p/>
        </draw:connector>
        <draw:connector draw:style-name="gr5" draw:text-style-name="P4" draw:layer="layout" draw:type="line" svg:x1="6.855cm" svg:y1="7.275cm" svg:x2="6.855cm" svg:y2="7.775cm" draw:start-shape="id21" draw:start-glue-point="8" draw:end-shape="id25" draw:end-glue-point="4" svg:d="M6855 7275v500" svg:viewBox="0 0 1 501">
          <text:p/>
        </draw:connector>
        <draw:custom-shape draw:style-name="gr4" draw:text-style-name="P6" xml:id="id27" draw:id="id27" draw:layer="layout" svg:width="1.5cm" svg:height="1.5cm" svg:x="8.305cm" svg:y="9.775cm">
          <text:p text:style-name="P5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824cm" svg:y1="7.056cm" svg:x2="10.686cm" svg:y2="7.994cm" draw:end-shape="id26" draw:end-glue-point="11" svg:d="M11824 7056l-1138 938" svg:viewBox="0 0 1139 939">
          <text:p/>
        </draw:connector>
        <draw:connector draw:style-name="gr5" draw:text-style-name="P4" draw:layer="layout" draw:type="line" svg:x1="9.624cm" svg:y1="9.056cm" svg:x2="9.055cm" svg:y2="9.775cm" draw:start-shape="id26" draw:start-glue-point="7" draw:end-shape="id27" draw:end-glue-point="4" svg:d="M9624 9056l-569 719" svg:viewBox="0 0 570 720">
          <text:p/>
        </draw:connector>
        <draw:custom-shape draw:style-name="gr4" draw:text-style-name="P6" xml:id="id28" draw:id="id28" draw:layer="layout" svg:width="1.5cm" svg:height="1.5cm" svg:x="10.505cm" svg:y="9.775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9" draw:id="id29" draw:layer="layout" svg:width="1.5cm" svg:height="1.5cm" svg:x="10.505cm" svg:y="11.775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0" draw:id="id30" draw:layer="layout" svg:width="1.5cm" svg:height="1.5cm" svg:x="10.505cm" svg:y="13.775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5cm" svg:x2="11.255cm" svg:y2="11.775cm" draw:start-shape="id28" draw:start-glue-point="8" draw:end-shape="id29" draw:end-glue-point="4" svg:d="M11255 11275v500" svg:viewBox="0 0 1 501">
          <text:p/>
        </draw:connector>
        <draw:connector draw:style-name="gr5" draw:text-style-name="P4" draw:layer="layout" draw:type="line" svg:x1="11.255cm" svg:y1="13.275cm" svg:x2="11.255cm" svg:y2="13.775cm" draw:start-shape="id29" draw:start-glue-point="8" draw:end-shape="id30" draw:end-glue-point="4" svg:d="M11255 13275v500" svg:viewBox="0 0 1 501">
          <text:p/>
        </draw:connector>
        <draw:connector draw:style-name="gr5" draw:text-style-name="P4" draw:layer="layout" draw:type="line" svg:x1="10.686cm" svg:y1="9.056cm" svg:x2="11.255cm" svg:y2="9.775cm" draw:start-shape="id26" draw:start-glue-point="9" draw:end-shape="id28" draw:end-glue-point="4" svg:d="M10686 9056l569 719" svg:viewBox="0 0 570 720">
          <text:p/>
        </draw:connector>
        <draw:connector draw:style-name="gr5" draw:text-style-name="P4" draw:layer="layout" draw:type="line" svg:x1="12.886cm" svg:y1="7.056cm" svg:x2="14.024cm" svg:y2="7.994cm" draw:start-shape="id31" draw:start-glue-point="9" draw:end-shape="id32" draw:end-glue-point="5" svg:d="M12886 7056l1138 938" svg:viewBox="0 0 1139 939">
          <text:p/>
        </draw:connector>
        <draw:custom-shape draw:style-name="gr4" draw:text-style-name="P6" xml:id="id33" draw:id="id33" draw:layer="layout" svg:width="1.5cm" svg:height="1.5cm" svg:x="12.705cm" svg:y="11.775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4" draw:id="id34" draw:layer="layout" svg:width="1.5cm" svg:height="1.5cm" svg:x="12.705cm" svg:y="13.775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5" draw:id="id35" draw:layer="layout" svg:width="1.5cm" svg:height="1.5cm" svg:x="12.705cm" svg:y="15.775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455cm" svg:y1="13.275cm" svg:x2="13.455cm" svg:y2="13.775cm" draw:start-shape="id33" draw:start-glue-point="8" draw:end-shape="id34" draw:end-glue-point="4" svg:d="M13455 13275v500" svg:viewBox="0 0 1 501">
          <text:p/>
        </draw:connector>
        <draw:connector draw:style-name="gr5" draw:text-style-name="P4" draw:layer="layout" draw:type="line" svg:x1="13.455cm" svg:y1="15.275cm" svg:x2="13.455cm" svg:y2="15.775cm" draw:start-shape="id34" draw:start-glue-point="8" draw:end-shape="id35" draw:end-glue-point="4" svg:d="M13455 15275v500" svg:viewBox="0 0 1 501">
          <text:p/>
        </draw:connector>
        <draw:custom-shape draw:style-name="gr4" draw:text-style-name="P6" xml:id="id36" draw:id="id36" draw:layer="layout" svg:width="1.5cm" svg:height="1.5cm" svg:x="12.705cm" svg:y="9.775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455cm" svg:y1="11.275cm" svg:x2="13.455cm" svg:y2="11.775cm" draw:start-shape="id36" draw:start-glue-point="8" draw:end-shape="id33" draw:end-glue-point="4" svg:d="M13455 11275v500" svg:viewBox="0 0 1 501">
          <text:p/>
        </draw:connector>
        <draw:connector draw:style-name="gr5" draw:text-style-name="P4" draw:layer="layout" draw:type="line" svg:x1="14.024cm" svg:y1="9.056cm" svg:x2="13.455cm" svg:y2="9.775cm" draw:start-shape="id32" draw:start-glue-point="7" draw:end-shape="id36" draw:end-glue-point="4" svg:d="M14024 9056l-569 719" svg:viewBox="0 0 570 720">
          <text:p/>
        </draw:connector>
        <draw:connector draw:style-name="gr5" draw:text-style-name="P4" draw:layer="layout" draw:type="line" svg:x1="12.355cm" svg:y1="5.275cm" svg:x2="12.355cm" svg:y2="5.775cm" draw:start-shape="id22" draw:start-glue-point="8" draw:end-shape="id31" draw:end-glue-point="4" svg:d="M12355 5275v500" svg:viewBox="0 0 1 501">
          <text:p/>
        </draw:connector>
        <draw:connector draw:style-name="gr5" draw:text-style-name="P4" draw:layer="layout" draw:type="line" svg:x1="12.886cm" svg:y1="5.056cm" svg:x2="17.324cm" svg:y2="5.994cm" draw:start-shape="id22" draw:start-glue-point="9" draw:end-shape="id37" draw:end-glue-point="5" svg:d="M12886 5056l4438 938" svg:viewBox="0 0 4439 939">
          <text:p/>
        </draw:connector>
        <draw:custom-shape draw:style-name="gr4" draw:text-style-name="P6" xml:id="id38" draw:id="id38" draw:layer="layout" svg:width="1.5cm" svg:height="1.5cm" svg:x="14.905cm" svg:y="11.775cm">
          <text:p text:style-name="P5"><text:span text:style-name="T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9" draw:id="id39" draw:layer="layout" svg:width="1.5cm" svg:height="1.5cm" svg:x="14.905cm" svg:y="13.775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5.655cm" svg:y1="13.275cm" svg:x2="15.655cm" svg:y2="13.775cm" draw:start-shape="id38" draw:start-glue-point="8" draw:end-shape="id39" draw:end-glue-point="4" svg:d="M15655 13275v500" svg:viewBox="0 0 1 501">
          <text:p/>
        </draw:connector>
        <draw:custom-shape draw:style-name="gr4" draw:text-style-name="P6" xml:id="id40" draw:id="id40" draw:layer="layout" svg:width="1.5cm" svg:height="1.5cm" svg:x="14.905cm" svg:y="9.775cm">
          <text:p text:style-name="P5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5.655cm" svg:y1="11.275cm" svg:x2="15.655cm" svg:y2="11.775cm" draw:start-shape="id40" draw:start-glue-point="8" draw:end-shape="id38" draw:end-glue-point="4" svg:d="M15655 11275v500" svg:viewBox="0 0 1 501">
          <text:p/>
        </draw:connector>
        <draw:connector draw:style-name="gr5" draw:text-style-name="P4" draw:layer="layout" draw:type="line" svg:x1="15.086cm" svg:y1="9.056cm" svg:x2="15.655cm" svg:y2="9.775cm" draw:start-shape="id32" draw:start-glue-point="9" draw:end-shape="id40" draw:end-glue-point="4" svg:d="M15086 9056l569 719" svg:viewBox="0 0 570 720">
          <text:p/>
        </draw:connector>
        <draw:frame draw:style-name="gr6" draw:text-style-name="P7" draw:layer="layout" svg:width="1.221cm" svg:height="0.962cm" svg:x="9.584cm" svg:y="14.044cm">
          <draw:text-box>
            <text:p text:style-name="P2"><text:span text:style-name="T2">1</text:span></text:p>
          </draw:text-box>
        </draw:frame>
        <draw:frame draw:style-name="gr6" draw:text-style-name="P7" draw:layer="layout" svg:width="1.221cm" svg:height="0.962cm" svg:x="7.384cm" svg:y="10.044cm">
          <draw:text-box>
            <text:p text:style-name="P2"><text:span text:style-name="T2">6</text:span></text:p>
          </draw:text-box>
        </draw:frame>
        <draw:frame draw:style-name="gr6" draw:text-style-name="P7" draw:layer="layout" svg:width="1.221cm" svg:height="0.962cm" svg:x="13.905cm" svg:y="16.044cm">
          <draw:text-box>
            <text:p text:style-name="P2"><text:span text:style-name="T2">3</text:span></text:p>
          </draw:text-box>
        </draw:frame>
        <draw:frame draw:style-name="gr6" draw:text-style-name="P7" draw:layer="layout" svg:width="1.221cm" svg:height="0.962cm" svg:x="5.184cm" svg:y="8.044cm">
          <draw:text-box>
            <text:p text:style-name="P2"><text:span text:style-name="T2">4</text:span></text:p>
          </draw:text-box>
        </draw:frame>
        <draw:frame draw:style-name="gr6" draw:text-style-name="P7" draw:layer="layout" svg:width="1.221cm" svg:height="0.962cm" svg:x="18.305cm" svg:y="10.044cm">
          <draw:text-box>
            <text:p text:style-name="P2"><text:span text:style-name="T2">5</text:span></text:p>
          </draw:text-box>
        </draw:frame>
        <draw:frame draw:style-name="gr6" draw:text-style-name="P7" draw:layer="layout" svg:width="1.221cm" svg:height="0.962cm" svg:x="11.784cm" svg:y="10.044cm">
          <draw:text-box>
            <text:p text:style-name="P2"><text:span text:style-name="T2">0</text:span></text:p>
          </draw:text-box>
        </draw:frame>
        <draw:frame draw:style-name="gr6" draw:text-style-name="P7" draw:layer="layout" svg:width="1.221cm" svg:height="0.962cm" svg:x="16.106cm" svg:y="14.043cm">
          <draw:text-box>
            <text:p text:style-name="P2"><text:span text:style-name="T2">7</text:span></text:p>
          </draw:text-box>
        </draw:frame>
      </draw:page>
      <draw:page draw:name="page5" draw:style-name="dp1" draw:master-page-name="Default">
        <draw:custom-shape draw:style-name="gr1" draw:text-style-name="P2" draw:layer="layout" svg:width="8.611cm" svg:height="2.575cm" svg:x="10.545cm" svg:y="9.213cm">
          <text:p text:style-name="P2">Insertion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" draw:text-style-name="P3" xml:id="id43" draw:id="id43" draw:layer="layout" svg:width="1.5cm" svg:height="1.5cm" svg:x="11.605cm" svg:y="3.774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4" draw:id="id44" draw:layer="layout" svg:width="1.5cm" svg:height="1.5cm" svg:x="11.605cm" svg:y="5.774cm">
          <text:p text:style-name="P8">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1" draw:id="id41" draw:layer="layout" svg:width="1.5cm" svg:height="1.5cm" svg:x="11.605cm" svg:y="7.774cm">
          <text:p text:style-name="P8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2" draw:id="id42" draw:layer="layout" svg:width="1.5cm" svg:height="1.5cm" svg:x="11.605cm" svg:y="9.774cm">
          <text:p text:style-name="P8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2.355cm" svg:y1="7.274cm" svg:x2="12.355cm" svg:y2="7.774cm" draw:end-shape="id41" draw:end-glue-point="4" svg:d="M12355 7274v500" svg:viewBox="0 0 1 501">
          <text:p/>
        </draw:connector>
        <draw:connector draw:style-name="gr5" draw:text-style-name="P4" draw:layer="layout" draw:type="line" svg:x1="12.355cm" svg:y1="9.274cm" svg:x2="12.355cm" svg:y2="9.774cm" draw:start-shape="id41" draw:start-glue-point="8" draw:end-shape="id42" draw:end-glue-point="4" svg:d="M12355 9274v500" svg:viewBox="0 0 1 501">
          <text:p/>
        </draw:connector>
        <draw:connector draw:style-name="gr5" draw:text-style-name="P4" draw:layer="layout" draw:type="line" svg:x1="12.355cm" svg:y1="5.274cm" svg:x2="12.355cm" svg:y2="5.774cm" draw:start-shape="id43" draw:start-glue-point="8" draw:end-shape="id44" draw:end-glue-point="4" svg:d="M12355 5274v500" svg:viewBox="0 0 1 501">
          <text:p/>
        </draw:connector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953cm" svg:height="0.962cm" svg:x="9.38cm" svg:y="17.797cm">
          <draw:text-box>
            <text:p text:style-name="P2"><text:span text:style-name="T2">(she, 0)</text:span></text:p>
          </draw:text-box>
        </draw:frame>
        <draw:frame draw:style-name="gr6" draw:text-style-name="P7" draw:layer="layout" svg:width="1.221cm" svg:height="0.962cm" svg:x="12.805cm" svg:y="10.043cm">
          <draw:text-box>
            <text:p text:style-name="P2"><text:span text:style-name="T2">0</text:span></text:p>
          </draw:text-box>
        </draw:frame>
      </draw:page>
      <draw:page draw:name="page7" draw:style-name="dp1" draw:master-page-name="Default">
        <draw:custom-shape draw:style-name="gr4" draw:text-style-name="P3" xml:id="id49" draw:id="id49" draw:layer="layout" svg:width="1.5cm" svg:height="1.5cm" svg:x="11.605cm" svg:y="3.774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0" draw:id="id50" draw:layer="layout" svg:width="1.5cm" svg:height="1.5cm" svg:x="11.605cm" svg:y="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5" draw:id="id45" draw:layer="layout" svg:width="1.5cm" svg:height="1.5cm" svg:x="10.505cm" svg:y="9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6" draw:id="id46" draw:layer="layout" svg:width="1.5cm" svg:height="1.5cm" svg:x="10.5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7" draw:id="id47" draw:layer="layout" svg:width="1.5cm" svg:height="1.5cm" svg:x="10.505cm" svg:y="13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4cm" svg:x2="11.255cm" svg:y2="11.774cm" draw:start-shape="id45" draw:start-glue-point="8" draw:end-shape="id46" draw:end-glue-point="4" svg:d="M11255 11274v500" svg:viewBox="0 0 1 501">
          <text:p/>
        </draw:connector>
        <draw:connector draw:style-name="gr5" draw:text-style-name="P4" draw:layer="layout" draw:type="line" svg:x1="11.255cm" svg:y1="13.274cm" svg:x2="11.255cm" svg:y2="13.774cm" draw:start-shape="id46" draw:start-glue-point="8" draw:end-shape="id47" draw:end-glue-point="4" svg:d="M11255 13274v500" svg:viewBox="0 0 1 501">
          <text:p/>
        </draw:connector>
        <draw:custom-shape draw:style-name="gr4" draw:text-style-name="P6" xml:id="id48" draw:id="id48" draw:layer="layout" svg:width="1.5cm" svg:height="1.5cm" svg:x="10.505cm" svg:y="7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9.274cm" svg:x2="11.255cm" svg:y2="9.774cm" draw:start-shape="id48" draw:start-glue-point="8" draw:end-shape="id45" draw:end-glue-point="4" svg:d="M11255 9274v500" svg:viewBox="0 0 1 501">
          <text:p/>
        </draw:connector>
        <draw:connector draw:style-name="gr5" draw:text-style-name="P4" draw:layer="layout" draw:type="line" svg:x1="11.824cm" svg:y1="7.055cm" svg:x2="11.255cm" svg:y2="7.774cm" draw:end-shape="id48" draw:end-glue-point="4" svg:d="M11824 7055l-569 719" svg:viewBox="0 0 570 720">
          <text:p/>
        </draw:connector>
        <draw:connector draw:style-name="gr5" draw:text-style-name="P4" draw:layer="layout" draw:type="line" svg:x1="12.355cm" svg:y1="5.274cm" svg:x2="12.355cm" svg:y2="5.774cm" draw:start-shape="id49" draw:start-glue-point="8" draw:end-shape="id50" draw:end-glue-point="4" svg:d="M12355 5274v500" svg:viewBox="0 0 1 501">
          <text:p/>
        </draw:connector>
        <draw:custom-shape draw:style-name="gr4" draw:text-style-name="P6" xml:id="id52" draw:id="id52" draw:layer="layout" svg:width="1.5cm" svg:height="1.5cm" svg:x="12.705cm" svg:y="9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1" draw:id="id51" draw:layer="layout" svg:width="1.5cm" svg:height="1.5cm" svg:x="12.705cm" svg:y="7.774cm">
          <text:p text:style-name="P5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455cm" svg:y1="9.274cm" svg:x2="13.455cm" svg:y2="9.774cm" draw:start-shape="id51" draw:start-glue-point="8" draw:end-shape="id52" draw:end-glue-point="4" svg:d="M13455 9274v500" svg:viewBox="0 0 1 501">
          <text:p/>
        </draw:connector>
        <draw:connector draw:style-name="gr5" draw:text-style-name="P4" draw:layer="layout" draw:type="line" svg:x1="12.886cm" svg:y1="7.055cm" svg:x2="13.455cm" svg:y2="7.774cm" draw:end-shape="id51" draw:end-glue-point="4" svg:d="M12886 7055l569 719" svg:viewBox="0 0 570 720">
          <text:p/>
        </draw:connector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5.953cm" svg:height="0.962cm" svg:x="9.38cm" svg:y="17.797cm">
          <draw:text-box>
            <text:p text:style-name="P2">(sells, 1)</text:p>
          </draw:text-box>
        </draw:frame>
        <draw:frame draw:style-name="gr6" draw:text-style-name="P7" draw:layer="layout" svg:width="1.221cm" svg:height="0.962cm" svg:x="13.905cm" svg:y="10.043cm">
          <draw:text-box>
            <text:p text:style-name="P2"><text:span text:style-name="T2">0</text:span></text:p>
          </draw:text-box>
        </draw:frame>
        <draw:frame draw:style-name="gr6" draw:text-style-name="P7" draw:layer="layout" svg:width="1.221cm" svg:height="0.962cm" svg:x="9.584cm" svg:y="14.043cm">
          <draw:text-box>
            <text:p text:style-name="P2"><text:span text:style-name="T2">1</text:span></text:p>
          </draw:text-box>
        </draw:frame>
      </draw:page>
      <draw:page draw:name="page8" draw:style-name="dp1" draw:master-page-name="Default">
        <draw:custom-shape draw:style-name="gr4" draw:text-style-name="P3" xml:id="id61" draw:id="id61" draw:layer="layout" svg:width="1.5cm" svg:height="1.5cm" svg:x="11.605cm" svg:y="3.774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9" draw:id="id59" draw:layer="layout" svg:width="1.5cm" svg:height="1.5cm" svg:x="11.605cm" svg:y="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4" draw:id="id54" draw:layer="layout" svg:width="1.5cm" svg:height="1.5cm" svg:x="9.405cm" svg:y="7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0" draw:id="id60" draw:layer="layout" svg:width="1.5cm" svg:height="1.5cm" svg:x="13.8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3" draw:id="id53" draw:layer="layout" svg:width="1.5cm" svg:height="1.5cm" svg:x="13.805cm" svg:y="9.774cm">
          <text:p text:style-name="P5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555cm" svg:y1="9.274cm" svg:x2="14.555cm" svg:y2="9.774cm" draw:end-shape="id53" draw:end-glue-point="4" svg:d="M14555 9274v500" svg:viewBox="0 0 1 501">
          <text:p/>
        </draw:connector>
        <draw:custom-shape draw:style-name="gr4" draw:text-style-name="P6" xml:id="id55" draw:id="id55" draw:layer="layout" svg:width="1.5cm" svg:height="1.5cm" svg:x="8.305cm" svg:y="9.774cm">
          <text:p text:style-name="P5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824cm" svg:y1="7.055cm" svg:x2="10.686cm" svg:y2="7.993cm" draw:end-shape="id54" draw:end-glue-point="11" svg:d="M11824 7055l-1138 938" svg:viewBox="0 0 1139 939">
          <text:p/>
        </draw:connector>
        <draw:connector draw:style-name="gr5" draw:text-style-name="P4" draw:layer="layout" draw:type="line" svg:x1="9.624cm" svg:y1="9.055cm" svg:x2="9.055cm" svg:y2="9.774cm" draw:start-shape="id54" draw:start-glue-point="7" draw:end-shape="id55" draw:end-glue-point="4" svg:d="M9624 9055l-569 719" svg:viewBox="0 0 570 720">
          <text:p/>
        </draw:connector>
        <draw:custom-shape draw:style-name="gr4" draw:text-style-name="P6" xml:id="id56" draw:id="id56" draw:layer="layout" svg:width="1.5cm" svg:height="1.5cm" svg:x="10.505cm" svg:y="9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7" draw:id="id57" draw:layer="layout" svg:width="1.5cm" svg:height="1.5cm" svg:x="10.5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8" draw:id="id58" draw:layer="layout" svg:width="1.5cm" svg:height="1.5cm" svg:x="10.505cm" svg:y="13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4cm" svg:x2="11.255cm" svg:y2="11.774cm" draw:start-shape="id56" draw:start-glue-point="8" draw:end-shape="id57" draw:end-glue-point="4" svg:d="M11255 11274v500" svg:viewBox="0 0 1 501">
          <text:p/>
        </draw:connector>
        <draw:connector draw:style-name="gr5" draw:text-style-name="P4" draw:layer="layout" draw:type="line" svg:x1="11.255cm" svg:y1="13.274cm" svg:x2="11.255cm" svg:y2="13.774cm" draw:start-shape="id57" draw:start-glue-point="8" draw:end-shape="id58" draw:end-glue-point="4" svg:d="M11255 13274v500" svg:viewBox="0 0 1 501">
          <text:p/>
        </draw:connector>
        <draw:connector draw:style-name="gr5" draw:text-style-name="P4" draw:layer="layout" draw:type="line" svg:x1="10.686cm" svg:y1="9.055cm" svg:x2="11.255cm" svg:y2="9.774cm" draw:start-shape="id54" draw:start-glue-point="9" draw:end-shape="id56" draw:end-glue-point="4" svg:d="M10686 9055l569 719" svg:viewBox="0 0 570 720">
          <text:p/>
        </draw:connector>
        <draw:connector draw:style-name="gr5" draw:text-style-name="P4" draw:layer="layout" draw:type="line" svg:x1="12.886cm" svg:y1="7.055cm" svg:x2="14.024cm" svg:y2="7.993cm" draw:start-shape="id59" draw:start-glue-point="9" draw:end-shape="id60" draw:end-glue-point="5" svg:d="M12886 7055l1138 938" svg:viewBox="0 0 1139 939">
          <text:p/>
        </draw:connector>
        <draw:connector draw:style-name="gr5" draw:text-style-name="P4" draw:layer="layout" draw:type="line" svg:x1="12.355cm" svg:y1="5.274cm" svg:x2="12.355cm" svg:y2="5.774cm" draw:start-shape="id61" draw:start-glue-point="8" draw:end-shape="id59" draw:end-glue-point="4" svg:d="M12355 5274v500" svg:viewBox="0 0 1 501">
          <text:p/>
        </draw:connector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5.953cm" svg:height="0.962cm" svg:x="9.38cm" svg:y="17.797cm">
          <draw:text-box>
            <text:p text:style-name="P2">(sea, 2)</text:p>
          </draw:text-box>
        </draw:frame>
        <draw:frame draw:style-name="gr6" draw:text-style-name="P7" draw:layer="layout" svg:width="1.221cm" svg:height="0.962cm" svg:x="15.005cm" svg:y="10.043cm">
          <draw:text-box>
            <text:p text:style-name="P2"><text:span text:style-name="T2">0</text:span></text:p>
          </draw:text-box>
        </draw:frame>
        <draw:frame draw:style-name="gr6" draw:text-style-name="P7" draw:layer="layout" svg:width="1.221cm" svg:height="0.962cm" svg:x="9.584cm" svg:y="14.043cm">
          <draw:text-box>
            <text:p text:style-name="P2"><text:span text:style-name="T2">1</text:span></text:p>
          </draw:text-box>
        </draw:frame>
        <draw:frame draw:style-name="gr6" draw:text-style-name="P7" draw:layer="layout" svg:width="1.221cm" svg:height="0.962cm" svg:x="7.384cm" svg:y="10.043cm">
          <draw:text-box>
            <text:p text:style-name="P2"><text:span text:style-name="T2">2</text:span></text:p>
          </draw:text-box>
        </draw:frame>
      </draw:page>
      <draw:page draw:name="page9" draw:style-name="dp1" draw:master-page-name="Default">
        <draw:custom-shape draw:style-name="gr4" draw:text-style-name="P3" xml:id="id70" draw:id="id70" draw:layer="layout" svg:width="1.5cm" svg:height="1.5cm" svg:x="11.605cm" svg:y="3.774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8" draw:id="id68" draw:layer="layout" svg:width="1.5cm" svg:height="1.5cm" svg:x="11.605cm" svg:y="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3" draw:id="id63" draw:layer="layout" svg:width="1.5cm" svg:height="1.5cm" svg:x="9.405cm" svg:y="7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9" draw:id="id69" draw:layer="layout" svg:width="1.5cm" svg:height="1.5cm" svg:x="13.8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2" draw:id="id62" draw:layer="layout" svg:width="1.5cm" svg:height="1.5cm" svg:x="13.805cm" svg:y="9.774cm">
          <text:p text:style-name="P5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555cm" svg:y1="9.274cm" svg:x2="14.555cm" svg:y2="9.774cm" draw:end-shape="id62" draw:end-glue-point="4" svg:d="M14555 9274v500" svg:viewBox="0 0 1 501">
          <text:p/>
        </draw:connector>
        <draw:custom-shape draw:style-name="gr4" draw:text-style-name="P6" xml:id="id64" draw:id="id64" draw:layer="layout" svg:width="1.5cm" svg:height="1.5cm" svg:x="8.305cm" svg:y="9.774cm">
          <text:p text:style-name="P5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824cm" svg:y1="7.055cm" svg:x2="10.686cm" svg:y2="7.993cm" draw:end-shape="id63" draw:end-glue-point="11" svg:d="M11824 7055l-1138 938" svg:viewBox="0 0 1139 939">
          <text:p/>
        </draw:connector>
        <draw:connector draw:style-name="gr5" draw:text-style-name="P4" draw:layer="layout" draw:type="line" svg:x1="9.624cm" svg:y1="9.055cm" svg:x2="9.055cm" svg:y2="9.774cm" draw:start-shape="id63" draw:start-glue-point="7" draw:end-shape="id64" draw:end-glue-point="4" svg:d="M9624 9055l-569 719" svg:viewBox="0 0 570 720">
          <text:p/>
        </draw:connector>
        <draw:custom-shape draw:style-name="gr4" draw:text-style-name="P6" xml:id="id65" draw:id="id65" draw:layer="layout" svg:width="1.5cm" svg:height="1.5cm" svg:x="10.505cm" svg:y="9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6" draw:id="id66" draw:layer="layout" svg:width="1.5cm" svg:height="1.5cm" svg:x="10.5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7" draw:id="id67" draw:layer="layout" svg:width="1.5cm" svg:height="1.5cm" svg:x="10.505cm" svg:y="13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4cm" svg:x2="11.255cm" svg:y2="11.774cm" draw:start-shape="id65" draw:start-glue-point="8" draw:end-shape="id66" draw:end-glue-point="4" svg:d="M11255 11274v500" svg:viewBox="0 0 1 501">
          <text:p/>
        </draw:connector>
        <draw:connector draw:style-name="gr5" draw:text-style-name="P4" draw:layer="layout" draw:type="line" svg:x1="11.255cm" svg:y1="13.274cm" svg:x2="11.255cm" svg:y2="13.774cm" draw:start-shape="id66" draw:start-glue-point="8" draw:end-shape="id67" draw:end-glue-point="4" svg:d="M11255 13274v500" svg:viewBox="0 0 1 501">
          <text:p/>
        </draw:connector>
        <draw:connector draw:style-name="gr5" draw:text-style-name="P4" draw:layer="layout" draw:type="line" svg:x1="10.686cm" svg:y1="9.055cm" svg:x2="11.255cm" svg:y2="9.774cm" draw:start-shape="id63" draw:start-glue-point="9" draw:end-shape="id65" draw:end-glue-point="4" svg:d="M10686 9055l569 719" svg:viewBox="0 0 570 720">
          <text:p/>
        </draw:connector>
        <draw:connector draw:style-name="gr5" draw:text-style-name="P4" draw:layer="layout" draw:type="line" svg:x1="12.886cm" svg:y1="7.055cm" svg:x2="14.024cm" svg:y2="7.993cm" draw:start-shape="id68" draw:start-glue-point="9" draw:end-shape="id69" draw:end-glue-point="5" svg:d="M12886 7055l1138 938" svg:viewBox="0 0 1139 939">
          <text:p/>
        </draw:connector>
        <draw:connector draw:style-name="gr5" draw:text-style-name="P4" draw:layer="layout" draw:type="line" svg:x1="12.355cm" svg:y1="5.274cm" svg:x2="12.355cm" svg:y2="5.774cm" draw:start-shape="id70" draw:start-glue-point="8" draw:end-shape="id68" draw:end-glue-point="4" svg:d="M12355 5274v500" svg:viewBox="0 0 1 501">
          <text:p/>
        </draw:connector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1" draw:id="id71" draw:layer="layout" svg:width="1.5cm" svg:height="1.5cm" svg:x="13.8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72" draw:id="id72" draw:layer="layout" svg:width="1.5cm" svg:height="1.5cm" svg:x="13.805cm" svg:y="13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73" draw:id="id73" draw:layer="layout" svg:width="1.5cm" svg:height="1.5cm" svg:x="13.805cm" svg:y="1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555cm" svg:y1="13.274cm" svg:x2="14.555cm" svg:y2="13.774cm" draw:start-shape="id71" draw:start-glue-point="8" draw:end-shape="id72" draw:end-glue-point="4" svg:d="M14555 13274v500" svg:viewBox="0 0 1 501">
          <text:p/>
        </draw:connector>
        <draw:connector draw:style-name="gr5" draw:text-style-name="P4" draw:layer="layout" draw:type="line" svg:x1="14.555cm" svg:y1="15.274cm" svg:x2="14.555cm" svg:y2="15.774cm" draw:start-shape="id72" draw:start-glue-point="8" draw:end-shape="id73" draw:end-glue-point="4" svg:d="M14555 15274v500" svg:viewBox="0 0 1 501">
          <text:p/>
        </draw:connector>
        <draw:connector draw:style-name="gr5" draw:text-style-name="P4" draw:layer="layout" draw:type="line" svg:x1="14.555cm" svg:y1="11.274cm" svg:x2="14.555cm" svg:y2="11.774cm" svg:d="M14555 11274v500" svg:viewBox="0 0 1 501">
          <text:p/>
        </draw:connector>
        <draw:frame draw:style-name="gr6" draw:text-style-name="P9" draw:layer="layout" svg:width="5.953cm" svg:height="0.962cm" svg:x="9.38cm" svg:y="17.797cm">
          <draw:text-box>
            <text:p text:style-name="P2">(shells, 3)</text:p>
          </draw:text-box>
        </draw:frame>
        <draw:frame draw:style-name="gr6" draw:text-style-name="P7" draw:layer="layout" svg:width="1.221cm" svg:height="0.962cm" svg:x="15.005cm" svg:y="10.043cm">
          <draw:text-box>
            <text:p text:style-name="P2"><text:span text:style-name="T2">0</text:span></text:p>
          </draw:text-box>
        </draw:frame>
        <draw:frame draw:style-name="gr6" draw:text-style-name="P7" draw:layer="layout" svg:width="1.221cm" svg:height="0.962cm" svg:x="9.584cm" svg:y="14.043cm">
          <draw:text-box>
            <text:p text:style-name="P2"><text:span text:style-name="T2">1</text:span></text:p>
          </draw:text-box>
        </draw:frame>
        <draw:frame draw:style-name="gr6" draw:text-style-name="P7" draw:layer="layout" svg:width="1.221cm" svg:height="0.962cm" svg:x="7.384cm" svg:y="10.043cm">
          <draw:text-box>
            <text:p text:style-name="P2"><text:span text:style-name="T2">2</text:span></text:p>
          </draw:text-box>
        </draw:frame>
        <draw:frame draw:style-name="gr6" draw:text-style-name="P7" draw:layer="layout" svg:width="1.221cm" svg:height="0.962cm" svg:x="15.005cm" svg:y="16.043cm">
          <draw:text-box>
            <text:p text:style-name="P2"><text:span text:style-name="T2">3</text:span></text:p>
          </draw:text-box>
        </draw:frame>
      </draw:page>
      <draw:page draw:name="page10" draw:style-name="dp1" draw:master-page-name="Default">
        <draw:custom-shape draw:style-name="gr4" draw:text-style-name="P3" xml:id="id75" draw:id="id75" draw:layer="layout" svg:width="1.5cm" svg:height="1.5cm" svg:x="11.605cm" svg:y="3.774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386cm" svg:y1="5.993cm" svg:x2="11.824cm" svg:y2="5.055cm" draw:start-shape="id74" draw:start-glue-point="11" draw:end-shape="id75" draw:end-glue-point="7" svg:d="M7386 5993l4438-938" svg:viewBox="0 0 4439 939">
          <text:p/>
        </draw:connector>
        <draw:custom-shape draw:style-name="gr4" draw:text-style-name="P6" xml:id="id82" draw:id="id82" draw:layer="layout" svg:width="1.5cm" svg:height="1.5cm" svg:x="11.605cm" svg:y="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74" draw:id="id74" draw:layer="layout" svg:width="1.5cm" svg:height="1.5cm" svg:x="6.105cm" svg:y="5.774cm">
          <text:p text:style-name="P5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77" draw:id="id77" draw:layer="layout" svg:width="1.5cm" svg:height="1.5cm" svg:x="9.405cm" svg:y="7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3" draw:id="id83" draw:layer="layout" svg:width="1.5cm" svg:height="1.5cm" svg:x="13.8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76" draw:id="id76" draw:layer="layout" svg:width="1.5cm" svg:height="1.5cm" svg:x="6.105cm" svg:y="7.774cm">
          <text:p text:style-name="P5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.855cm" svg:y1="7.274cm" svg:x2="6.855cm" svg:y2="7.774cm" draw:start-shape="id74" draw:start-glue-point="8" draw:end-shape="id76" draw:end-glue-point="4" svg:d="M6855 7274v500" svg:viewBox="0 0 1 501">
          <text:p/>
        </draw:connector>
        <draw:custom-shape draw:style-name="gr4" draw:text-style-name="P6" xml:id="id78" draw:id="id78" draw:layer="layout" svg:width="1.5cm" svg:height="1.5cm" svg:x="8.305cm" svg:y="9.774cm">
          <text:p text:style-name="P5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824cm" svg:y1="7.055cm" svg:x2="10.686cm" svg:y2="7.993cm" draw:end-shape="id77" draw:end-glue-point="11" svg:d="M11824 7055l-1138 938" svg:viewBox="0 0 1139 939">
          <text:p/>
        </draw:connector>
        <draw:connector draw:style-name="gr5" draw:text-style-name="P4" draw:layer="layout" draw:type="line" svg:x1="9.624cm" svg:y1="9.055cm" svg:x2="9.055cm" svg:y2="9.774cm" draw:start-shape="id77" draw:start-glue-point="7" draw:end-shape="id78" draw:end-glue-point="4" svg:d="M9624 9055l-569 719" svg:viewBox="0 0 570 720">
          <text:p/>
        </draw:connector>
        <draw:custom-shape draw:style-name="gr4" draw:text-style-name="P6" xml:id="id79" draw:id="id79" draw:layer="layout" svg:width="1.5cm" svg:height="1.5cm" svg:x="10.505cm" svg:y="9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0" draw:id="id80" draw:layer="layout" svg:width="1.5cm" svg:height="1.5cm" svg:x="10.5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1" draw:id="id81" draw:layer="layout" svg:width="1.5cm" svg:height="1.5cm" svg:x="10.505cm" svg:y="13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4cm" svg:x2="11.255cm" svg:y2="11.774cm" draw:start-shape="id79" draw:start-glue-point="8" draw:end-shape="id80" draw:end-glue-point="4" svg:d="M11255 11274v500" svg:viewBox="0 0 1 501">
          <text:p/>
        </draw:connector>
        <draw:connector draw:style-name="gr5" draw:text-style-name="P4" draw:layer="layout" draw:type="line" svg:x1="11.255cm" svg:y1="13.274cm" svg:x2="11.255cm" svg:y2="13.774cm" draw:start-shape="id80" draw:start-glue-point="8" draw:end-shape="id81" draw:end-glue-point="4" svg:d="M11255 13274v500" svg:viewBox="0 0 1 501">
          <text:p/>
        </draw:connector>
        <draw:connector draw:style-name="gr5" draw:text-style-name="P4" draw:layer="layout" draw:type="line" svg:x1="10.686cm" svg:y1="9.055cm" svg:x2="11.255cm" svg:y2="9.774cm" draw:start-shape="id77" draw:start-glue-point="9" draw:end-shape="id79" draw:end-glue-point="4" svg:d="M10686 9055l569 719" svg:viewBox="0 0 570 720">
          <text:p/>
        </draw:connector>
        <draw:connector draw:style-name="gr5" draw:text-style-name="P4" draw:layer="layout" draw:type="line" svg:x1="12.886cm" svg:y1="7.055cm" svg:x2="14.024cm" svg:y2="7.993cm" draw:start-shape="id82" draw:start-glue-point="9" draw:end-shape="id83" draw:end-glue-point="5" svg:d="M12886 7055l1138 938" svg:viewBox="0 0 1139 939">
          <text:p/>
        </draw:connector>
        <draw:custom-shape draw:style-name="gr4" draw:text-style-name="P6" xml:id="id84" draw:id="id84" draw:layer="layout" svg:width="1.5cm" svg:height="1.5cm" svg:x="13.8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5" draw:id="id85" draw:layer="layout" svg:width="1.5cm" svg:height="1.5cm" svg:x="13.805cm" svg:y="13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6" draw:id="id86" draw:layer="layout" svg:width="1.5cm" svg:height="1.5cm" svg:x="13.805cm" svg:y="1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555cm" svg:y1="13.274cm" svg:x2="14.555cm" svg:y2="13.774cm" draw:start-shape="id84" draw:start-glue-point="8" draw:end-shape="id85" draw:end-glue-point="4" svg:d="M14555 13274v500" svg:viewBox="0 0 1 501">
          <text:p/>
        </draw:connector>
        <draw:connector draw:style-name="gr5" draw:text-style-name="P4" draw:layer="layout" draw:type="line" svg:x1="14.555cm" svg:y1="15.274cm" svg:x2="14.555cm" svg:y2="15.774cm" draw:start-shape="id85" draw:start-glue-point="8" draw:end-shape="id86" draw:end-glue-point="4" svg:d="M14555 15274v500" svg:viewBox="0 0 1 501">
          <text:p/>
        </draw:connector>
        <draw:custom-shape draw:style-name="gr4" draw:text-style-name="P6" xml:id="id87" draw:id="id87" draw:layer="layout" svg:width="1.5cm" svg:height="1.5cm" svg:x="13.805cm" svg:y="9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555cm" svg:y1="11.274cm" svg:x2="14.555cm" svg:y2="11.774cm" draw:start-shape="id87" draw:start-glue-point="8" draw:end-shape="id84" draw:end-glue-point="4" svg:d="M14555 11274v500" svg:viewBox="0 0 1 501">
          <text:p/>
        </draw:connector>
        <draw:connector draw:style-name="gr5" draw:text-style-name="P4" draw:layer="layout" draw:type="line" svg:x1="12.355cm" svg:y1="5.274cm" svg:x2="12.355cm" svg:y2="5.774cm" draw:start-shape="id75" draw:start-glue-point="8" draw:end-shape="id82" draw:end-glue-point="4" svg:d="M12355 5274v500" svg:viewBox="0 0 1 501">
          <text:p/>
        </draw:connector>
        <draw:connector draw:style-name="gr5" draw:text-style-name="P4" draw:layer="layout" draw:type="line" svg:x1="14.555cm" svg:y1="9.274cm" svg:x2="14.555cm" svg:y2="9.774cm" svg:d="M14555 9274v500" svg:viewBox="0 0 1 501">
          <text:p/>
        </draw:connector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5.953cm" svg:height="0.962cm" svg:x="9.381cm" svg:y="17.797cm">
          <draw:text-box>
            <text:p text:style-name="P2">(by, 4)</text:p>
          </draw:text-box>
        </draw:frame>
        <draw:frame draw:style-name="gr6" draw:text-style-name="P7" draw:layer="layout" svg:width="1.221cm" svg:height="0.962cm" svg:x="15.005cm" svg:y="10.043cm">
          <draw:text-box>
            <text:p text:style-name="P2"><text:span text:style-name="T2">0</text:span></text:p>
          </draw:text-box>
        </draw:frame>
        <draw:frame draw:style-name="gr6" draw:text-style-name="P7" draw:layer="layout" svg:width="1.221cm" svg:height="0.962cm" svg:x="9.584cm" svg:y="14.043cm">
          <draw:text-box>
            <text:p text:style-name="P2"><text:span text:style-name="T2">1</text:span></text:p>
          </draw:text-box>
        </draw:frame>
        <draw:frame draw:style-name="gr6" draw:text-style-name="P7" draw:layer="layout" svg:width="1.221cm" svg:height="0.962cm" svg:x="7.384cm" svg:y="10.043cm">
          <draw:text-box>
            <text:p text:style-name="P2"><text:span text:style-name="T2">2</text:span></text:p>
          </draw:text-box>
        </draw:frame>
        <draw:frame draw:style-name="gr6" draw:text-style-name="P7" draw:layer="layout" svg:width="1.221cm" svg:height="0.962cm" svg:x="15.005cm" svg:y="16.043cm">
          <draw:text-box>
            <text:p text:style-name="P2"><text:span text:style-name="T2">3</text:span></text:p>
          </draw:text-box>
        </draw:frame>
        <draw:frame draw:style-name="gr6" draw:text-style-name="P7" draw:layer="layout" svg:width="1.221cm" svg:height="0.962cm" svg:x="5.184cm" svg:y="8.043cm">
          <draw:text-box>
            <text:p text:style-name="P2"><text:span text:style-name="T2">4</text:span></text:p>
          </draw:text-box>
        </draw:frame>
      </draw:page>
      <draw:page draw:name="page11" draw:style-name="dp1" draw:master-page-name="Default">
        <draw:custom-shape draw:style-name="gr4" draw:text-style-name="P3" xml:id="id89" draw:id="id89" draw:layer="layout" svg:width="1.5cm" svg:height="1.5cm" svg:x="11.605cm" svg:y="3.774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386cm" svg:y1="5.993cm" svg:x2="11.824cm" svg:y2="5.055cm" draw:start-shape="id88" draw:start-glue-point="11" draw:end-shape="id89" draw:end-glue-point="7" svg:d="M7386 5993l4438-938" svg:viewBox="0 0 4439 939">
          <text:p/>
        </draw:connector>
        <draw:custom-shape draw:style-name="gr4" draw:text-style-name="P6" xml:id="id98" draw:id="id98" draw:layer="layout" svg:width="1.5cm" svg:height="1.5cm" svg:x="11.605cm" svg:y="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0" draw:id="id100" draw:layer="layout" svg:width="1.5cm" svg:height="1.5cm" svg:x="17.105cm" svg:y="5.774cm">
          <text:p text:style-name="P5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8" draw:id="id88" draw:layer="layout" svg:width="1.5cm" svg:height="1.5cm" svg:x="6.105cm" svg:y="5.774cm">
          <text:p text:style-name="P5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3" draw:id="id93" draw:layer="layout" svg:width="1.5cm" svg:height="1.5cm" svg:x="9.405cm" svg:y="7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9" draw:id="id99" draw:layer="layout" svg:width="1.5cm" svg:height="1.5cm" svg:x="13.8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2" draw:id="id92" draw:layer="layout" svg:width="1.5cm" svg:height="1.5cm" svg:x="6.105cm" svg:y="7.774cm">
          <text:p text:style-name="P5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0" draw:id="id90" draw:layer="layout" svg:width="1.5cm" svg:height="1.5cm" svg:x="17.1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1" draw:id="id91" draw:layer="layout" svg:width="1.5cm" svg:height="1.5cm" svg:x="17.105cm" svg:y="9.774cm">
          <text:p text:style-name="P5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855cm" svg:y1="7.274cm" svg:x2="17.855cm" svg:y2="7.774cm" draw:end-shape="id90" draw:end-glue-point="4" svg:d="M17855 7274v500" svg:viewBox="0 0 1 501">
          <text:p/>
        </draw:connector>
        <draw:connector draw:style-name="gr5" draw:text-style-name="P4" draw:layer="layout" draw:type="line" svg:x1="17.855cm" svg:y1="9.274cm" svg:x2="17.855cm" svg:y2="9.774cm" draw:start-shape="id90" draw:start-glue-point="8" draw:end-shape="id91" draw:end-glue-point="4" svg:d="M17855 9274v500" svg:viewBox="0 0 1 501">
          <text:p/>
        </draw:connector>
        <draw:connector draw:style-name="gr5" draw:text-style-name="P4" draw:layer="layout" draw:type="line" svg:x1="6.855cm" svg:y1="7.274cm" svg:x2="6.855cm" svg:y2="7.774cm" draw:start-shape="id88" draw:start-glue-point="8" draw:end-shape="id92" draw:end-glue-point="4" svg:d="M6855 7274v500" svg:viewBox="0 0 1 501">
          <text:p/>
        </draw:connector>
        <draw:custom-shape draw:style-name="gr4" draw:text-style-name="P6" xml:id="id94" draw:id="id94" draw:layer="layout" svg:width="1.5cm" svg:height="1.5cm" svg:x="8.305cm" svg:y="9.774cm">
          <text:p text:style-name="P5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824cm" svg:y1="7.055cm" svg:x2="10.686cm" svg:y2="7.993cm" draw:end-shape="id93" draw:end-glue-point="11" svg:d="M11824 7055l-1138 938" svg:viewBox="0 0 1139 939">
          <text:p/>
        </draw:connector>
        <draw:connector draw:style-name="gr5" draw:text-style-name="P4" draw:layer="layout" draw:type="line" svg:x1="9.624cm" svg:y1="9.055cm" svg:x2="9.055cm" svg:y2="9.774cm" draw:start-shape="id93" draw:start-glue-point="7" draw:end-shape="id94" draw:end-glue-point="4" svg:d="M9624 9055l-569 719" svg:viewBox="0 0 570 720">
          <text:p/>
        </draw:connector>
        <draw:custom-shape draw:style-name="gr4" draw:text-style-name="P6" xml:id="id95" draw:id="id95" draw:layer="layout" svg:width="1.5cm" svg:height="1.5cm" svg:x="10.505cm" svg:y="9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6" draw:id="id96" draw:layer="layout" svg:width="1.5cm" svg:height="1.5cm" svg:x="10.5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7" draw:id="id97" draw:layer="layout" svg:width="1.5cm" svg:height="1.5cm" svg:x="10.505cm" svg:y="13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4cm" svg:x2="11.255cm" svg:y2="11.774cm" draw:start-shape="id95" draw:start-glue-point="8" draw:end-shape="id96" draw:end-glue-point="4" svg:d="M11255 11274v500" svg:viewBox="0 0 1 501">
          <text:p/>
        </draw:connector>
        <draw:connector draw:style-name="gr5" draw:text-style-name="P4" draw:layer="layout" draw:type="line" svg:x1="11.255cm" svg:y1="13.274cm" svg:x2="11.255cm" svg:y2="13.774cm" draw:start-shape="id96" draw:start-glue-point="8" draw:end-shape="id97" draw:end-glue-point="4" svg:d="M11255 13274v500" svg:viewBox="0 0 1 501">
          <text:p/>
        </draw:connector>
        <draw:connector draw:style-name="gr5" draw:text-style-name="P4" draw:layer="layout" draw:type="line" svg:x1="10.686cm" svg:y1="9.055cm" svg:x2="11.255cm" svg:y2="9.774cm" draw:start-shape="id93" draw:start-glue-point="9" draw:end-shape="id95" draw:end-glue-point="4" svg:d="M10686 9055l569 719" svg:viewBox="0 0 570 720">
          <text:p/>
        </draw:connector>
        <draw:connector draw:style-name="gr5" draw:text-style-name="P4" draw:layer="layout" draw:type="line" svg:x1="12.886cm" svg:y1="7.055cm" svg:x2="14.024cm" svg:y2="7.993cm" draw:start-shape="id98" draw:start-glue-point="9" draw:end-shape="id99" draw:end-glue-point="5" svg:d="M12886 7055l1138 938" svg:viewBox="0 0 1139 939">
          <text:p/>
        </draw:connector>
        <draw:connector draw:style-name="gr5" draw:text-style-name="P4" draw:layer="layout" draw:type="line" svg:x1="12.355cm" svg:y1="5.274cm" svg:x2="12.355cm" svg:y2="5.774cm" draw:start-shape="id89" draw:start-glue-point="8" draw:end-shape="id98" draw:end-glue-point="4" svg:d="M12355 5274v500" svg:viewBox="0 0 1 501">
          <text:p/>
        </draw:connector>
        <draw:connector draw:style-name="gr5" draw:text-style-name="P4" draw:layer="layout" draw:type="line" svg:x1="12.886cm" svg:y1="5.055cm" svg:x2="17.324cm" svg:y2="5.993cm" draw:start-shape="id89" draw:start-glue-point="9" draw:end-shape="id100" draw:end-glue-point="5" svg:d="M12886 5055l4438 938" svg:viewBox="0 0 4439 939">
          <text:p/>
        </draw:connector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01" draw:id="id101" draw:layer="layout" svg:width="1.5cm" svg:height="1.5cm" svg:x="13.8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2" draw:id="id102" draw:layer="layout" svg:width="1.5cm" svg:height="1.5cm" svg:x="13.805cm" svg:y="13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3" draw:id="id103" draw:layer="layout" svg:width="1.5cm" svg:height="1.5cm" svg:x="13.805cm" svg:y="1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555cm" svg:y1="13.274cm" svg:x2="14.555cm" svg:y2="13.774cm" draw:start-shape="id101" draw:start-glue-point="8" draw:end-shape="id102" draw:end-glue-point="4" svg:d="M14555 13274v500" svg:viewBox="0 0 1 501">
          <text:p/>
        </draw:connector>
        <draw:connector draw:style-name="gr5" draw:text-style-name="P4" draw:layer="layout" draw:type="line" svg:x1="14.555cm" svg:y1="15.274cm" svg:x2="14.555cm" svg:y2="15.774cm" draw:start-shape="id102" draw:start-glue-point="8" draw:end-shape="id103" draw:end-glue-point="4" svg:d="M14555 15274v500" svg:viewBox="0 0 1 501">
          <text:p/>
        </draw:connector>
        <draw:custom-shape draw:style-name="gr4" draw:text-style-name="P6" xml:id="id104" draw:id="id104" draw:layer="layout" svg:width="1.5cm" svg:height="1.5cm" svg:x="13.805cm" svg:y="9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555cm" svg:y1="11.274cm" svg:x2="14.555cm" svg:y2="11.774cm" draw:start-shape="id104" draw:start-glue-point="8" draw:end-shape="id101" draw:end-glue-point="4" svg:d="M14555 11274v500" svg:viewBox="0 0 1 501">
          <text:p/>
        </draw:connector>
        <draw:connector draw:style-name="gr5" draw:text-style-name="P4" draw:layer="layout" draw:type="line" svg:x1="14.555cm" svg:y1="9.274cm" svg:x2="14.555cm" svg:y2="9.774cm" svg:d="M14555 9274v500" svg:viewBox="0 0 1 501">
          <text:p/>
        </draw:connector>
        <draw:frame draw:style-name="gr6" draw:text-style-name="P9" draw:layer="layout" svg:width="5.953cm" svg:height="0.962cm" svg:x="9.382cm" svg:y="17.797cm">
          <draw:text-box>
            <text:p text:style-name="P2">(the, 5)</text:p>
          </draw:text-box>
        </draw:frame>
        <draw:frame draw:style-name="gr6" draw:text-style-name="P7" draw:layer="layout" svg:width="1.221cm" svg:height="0.962cm" svg:x="15.005cm" svg:y="10.043cm">
          <draw:text-box>
            <text:p text:style-name="P2"><text:span text:style-name="T2">0</text:span></text:p>
          </draw:text-box>
        </draw:frame>
        <draw:frame draw:style-name="gr6" draw:text-style-name="P7" draw:layer="layout" svg:width="1.221cm" svg:height="0.962cm" svg:x="9.584cm" svg:y="14.043cm">
          <draw:text-box>
            <text:p text:style-name="P2"><text:span text:style-name="T2">1</text:span></text:p>
          </draw:text-box>
        </draw:frame>
        <draw:frame draw:style-name="gr6" draw:text-style-name="P7" draw:layer="layout" svg:width="1.221cm" svg:height="0.962cm" svg:x="7.384cm" svg:y="10.043cm">
          <draw:text-box>
            <text:p text:style-name="P2"><text:span text:style-name="T2">2</text:span></text:p>
          </draw:text-box>
        </draw:frame>
        <draw:frame draw:style-name="gr6" draw:text-style-name="P7" draw:layer="layout" svg:width="1.221cm" svg:height="0.962cm" svg:x="15.005cm" svg:y="16.043cm">
          <draw:text-box>
            <text:p text:style-name="P2"><text:span text:style-name="T2">3</text:span></text:p>
          </draw:text-box>
        </draw:frame>
        <draw:frame draw:style-name="gr6" draw:text-style-name="P7" draw:layer="layout" svg:width="1.221cm" svg:height="0.962cm" svg:x="5.184cm" svg:y="8.043cm">
          <draw:text-box>
            <text:p text:style-name="P2"><text:span text:style-name="T2">4</text:span></text:p>
          </draw:text-box>
        </draw:frame>
        <draw:frame draw:style-name="gr6" draw:text-style-name="P7" draw:layer="layout" svg:width="1.221cm" svg:height="0.962cm" svg:x="18.305cm" svg:y="10.043cm">
          <draw:text-box>
            <text:p text:style-name="P2"><text:span text:style-name="T2">5</text:span></text:p>
          </draw:text-box>
        </draw:frame>
      </draw:page>
      <draw:page draw:name="page12" draw:style-name="dp1" draw:master-page-name="Default">
        <draw:custom-shape draw:style-name="gr4" draw:text-style-name="P3" xml:id="id106" draw:id="id106" draw:layer="layout" svg:width="1.5cm" svg:height="1.5cm" svg:x="11.605cm" svg:y="3.774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386cm" svg:y1="5.993cm" svg:x2="11.824cm" svg:y2="5.055cm" draw:start-shape="id105" draw:start-glue-point="11" draw:end-shape="id106" draw:end-glue-point="7" svg:d="M7386 5993l4438-938" svg:viewBox="0 0 4439 939">
          <text:p/>
        </draw:connector>
        <draw:custom-shape draw:style-name="gr4" draw:text-style-name="P6" xml:id="id115" draw:id="id115" draw:layer="layout" svg:width="1.5cm" svg:height="1.5cm" svg:x="11.605cm" svg:y="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17" draw:id="id117" draw:layer="layout" svg:width="1.5cm" svg:height="1.5cm" svg:x="17.105cm" svg:y="5.774cm">
          <text:p text:style-name="P5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5" draw:id="id105" draw:layer="layout" svg:width="1.5cm" svg:height="1.5cm" svg:x="6.105cm" svg:y="5.774cm">
          <text:p text:style-name="P5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10" draw:id="id110" draw:layer="layout" svg:width="1.5cm" svg:height="1.5cm" svg:x="9.405cm" svg:y="7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16" draw:id="id116" draw:layer="layout" svg:width="1.5cm" svg:height="1.5cm" svg:x="13.8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9" draw:id="id109" draw:layer="layout" svg:width="1.5cm" svg:height="1.5cm" svg:x="6.105cm" svg:y="7.774cm">
          <text:p text:style-name="P5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7" draw:id="id107" draw:layer="layout" svg:width="1.5cm" svg:height="1.5cm" svg:x="17.1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8" draw:id="id108" draw:layer="layout" svg:width="1.5cm" svg:height="1.5cm" svg:x="17.105cm" svg:y="9.774cm">
          <text:p text:style-name="P5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855cm" svg:y1="7.274cm" svg:x2="17.855cm" svg:y2="7.774cm" draw:end-shape="id107" draw:end-glue-point="4" svg:d="M17855 7274v500" svg:viewBox="0 0 1 501">
          <text:p/>
        </draw:connector>
        <draw:connector draw:style-name="gr5" draw:text-style-name="P4" draw:layer="layout" draw:type="line" svg:x1="17.855cm" svg:y1="9.274cm" svg:x2="17.855cm" svg:y2="9.774cm" draw:start-shape="id107" draw:start-glue-point="8" draw:end-shape="id108" draw:end-glue-point="4" svg:d="M17855 9274v500" svg:viewBox="0 0 1 501">
          <text:p/>
        </draw:connector>
        <draw:connector draw:style-name="gr5" draw:text-style-name="P4" draw:layer="layout" draw:type="line" svg:x1="6.855cm" svg:y1="7.274cm" svg:x2="6.855cm" svg:y2="7.774cm" draw:start-shape="id105" draw:start-glue-point="8" draw:end-shape="id109" draw:end-glue-point="4" svg:d="M6855 7274v500" svg:viewBox="0 0 1 501">
          <text:p/>
        </draw:connector>
        <draw:custom-shape draw:style-name="gr4" draw:text-style-name="P6" xml:id="id111" draw:id="id111" draw:layer="layout" svg:width="1.5cm" svg:height="1.5cm" svg:x="8.305cm" svg:y="9.774cm">
          <text:p text:style-name="P5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824cm" svg:y1="7.055cm" svg:x2="10.686cm" svg:y2="7.993cm" draw:end-shape="id110" draw:end-glue-point="11" svg:d="M11824 7055l-1138 938" svg:viewBox="0 0 1139 939">
          <text:p/>
        </draw:connector>
        <draw:connector draw:style-name="gr5" draw:text-style-name="P4" draw:layer="layout" draw:type="line" svg:x1="9.624cm" svg:y1="9.055cm" svg:x2="9.055cm" svg:y2="9.774cm" draw:start-shape="id110" draw:start-glue-point="7" draw:end-shape="id111" draw:end-glue-point="4" svg:d="M9624 9055l-569 719" svg:viewBox="0 0 570 720">
          <text:p/>
        </draw:connector>
        <draw:custom-shape draw:style-name="gr4" draw:text-style-name="P6" xml:id="id112" draw:id="id112" draw:layer="layout" svg:width="1.5cm" svg:height="1.5cm" svg:x="10.505cm" svg:y="9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13" draw:id="id113" draw:layer="layout" svg:width="1.5cm" svg:height="1.5cm" svg:x="10.5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14" draw:id="id114" draw:layer="layout" svg:width="1.5cm" svg:height="1.5cm" svg:x="10.505cm" svg:y="13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4cm" svg:x2="11.255cm" svg:y2="11.774cm" draw:start-shape="id112" draw:start-glue-point="8" draw:end-shape="id113" draw:end-glue-point="4" svg:d="M11255 11274v500" svg:viewBox="0 0 1 501">
          <text:p/>
        </draw:connector>
        <draw:connector draw:style-name="gr5" draw:text-style-name="P4" draw:layer="layout" draw:type="line" svg:x1="11.255cm" svg:y1="13.274cm" svg:x2="11.255cm" svg:y2="13.774cm" draw:start-shape="id113" draw:start-glue-point="8" draw:end-shape="id114" draw:end-glue-point="4" svg:d="M11255 13274v500" svg:viewBox="0 0 1 501">
          <text:p/>
        </draw:connector>
        <draw:connector draw:style-name="gr5" draw:text-style-name="P4" draw:layer="layout" draw:type="line" svg:x1="10.686cm" svg:y1="9.055cm" svg:x2="11.255cm" svg:y2="9.774cm" draw:start-shape="id110" draw:start-glue-point="9" draw:end-shape="id112" draw:end-glue-point="4" svg:d="M10686 9055l569 719" svg:viewBox="0 0 570 720">
          <text:p/>
        </draw:connector>
        <draw:connector draw:style-name="gr5" draw:text-style-name="P4" draw:layer="layout" draw:type="line" svg:x1="12.886cm" svg:y1="7.055cm" svg:x2="14.024cm" svg:y2="7.993cm" draw:start-shape="id115" draw:start-glue-point="9" draw:end-shape="id116" draw:end-glue-point="5" svg:d="M12886 7055l1138 938" svg:viewBox="0 0 1139 939">
          <text:p/>
        </draw:connector>
        <draw:connector draw:style-name="gr5" draw:text-style-name="P4" draw:layer="layout" draw:type="line" svg:x1="12.355cm" svg:y1="5.274cm" svg:x2="12.355cm" svg:y2="5.774cm" draw:start-shape="id106" draw:start-glue-point="8" draw:end-shape="id115" draw:end-glue-point="4" svg:d="M12355 5274v500" svg:viewBox="0 0 1 501">
          <text:p/>
        </draw:connector>
        <draw:connector draw:style-name="gr5" draw:text-style-name="P4" draw:layer="layout" draw:type="line" svg:x1="12.886cm" svg:y1="5.055cm" svg:x2="17.324cm" svg:y2="5.993cm" draw:start-shape="id106" draw:start-glue-point="9" draw:end-shape="id117" draw:end-glue-point="5" svg:d="M12886 5055l4438 938" svg:viewBox="0 0 4439 939">
          <text:p/>
        </draw:connector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18" draw:id="id118" draw:layer="layout" svg:width="1.5cm" svg:height="1.5cm" svg:x="13.8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19" draw:id="id119" draw:layer="layout" svg:width="1.5cm" svg:height="1.5cm" svg:x="13.805cm" svg:y="13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0" draw:id="id120" draw:layer="layout" svg:width="1.5cm" svg:height="1.5cm" svg:x="13.805cm" svg:y="1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555cm" svg:y1="13.274cm" svg:x2="14.555cm" svg:y2="13.774cm" draw:start-shape="id118" draw:start-glue-point="8" draw:end-shape="id119" draw:end-glue-point="4" svg:d="M14555 13274v500" svg:viewBox="0 0 1 501">
          <text:p/>
        </draw:connector>
        <draw:connector draw:style-name="gr5" draw:text-style-name="P4" draw:layer="layout" draw:type="line" svg:x1="14.555cm" svg:y1="15.274cm" svg:x2="14.555cm" svg:y2="15.774cm" draw:start-shape="id119" draw:start-glue-point="8" draw:end-shape="id120" draw:end-glue-point="4" svg:d="M14555 15274v500" svg:viewBox="0 0 1 501">
          <text:p/>
        </draw:connector>
        <draw:custom-shape draw:style-name="gr4" draw:text-style-name="P6" xml:id="id121" draw:id="id121" draw:layer="layout" svg:width="1.5cm" svg:height="1.5cm" svg:x="13.805cm" svg:y="9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555cm" svg:y1="11.274cm" svg:x2="14.555cm" svg:y2="11.774cm" draw:start-shape="id121" draw:start-glue-point="8" draw:end-shape="id118" draw:end-glue-point="4" svg:d="M14555 11274v500" svg:viewBox="0 0 1 501">
          <text:p/>
        </draw:connector>
        <draw:connector draw:style-name="gr5" draw:text-style-name="P4" draw:layer="layout" draw:type="line" svg:x1="14.555cm" svg:y1="9.274cm" svg:x2="14.555cm" svg:y2="9.774cm" svg:d="M14555 9274v500" svg:viewBox="0 0 1 501">
          <text:p/>
        </draw:connector>
        <draw:frame draw:style-name="gr6" draw:text-style-name="P9" draw:layer="layout" svg:width="5.953cm" svg:height="0.962cm" svg:x="9.382cm" svg:y="17.797cm">
          <draw:text-box>
            <text:p text:style-name="P2">(sea, 6)</text:p>
          </draw:text-box>
        </draw:frame>
        <draw:frame draw:style-name="gr6" draw:text-style-name="P7" draw:layer="layout" svg:width="1.221cm" svg:height="0.962cm" svg:x="9.584cm" svg:y="14.043cm">
          <draw:text-box>
            <text:p text:style-name="P2"><text:span text:style-name="T2">1</text:span></text:p>
          </draw:text-box>
        </draw:frame>
        <draw:frame draw:style-name="gr6" draw:text-style-name="P7" draw:layer="layout" svg:width="1.221cm" svg:height="0.962cm" svg:x="7.384cm" svg:y="10.043cm">
          <draw:text-box>
            <text:p text:style-name="P2"><text:span text:style-name="T2">6</text:span></text:p>
          </draw:text-box>
        </draw:frame>
        <draw:frame draw:style-name="gr6" draw:text-style-name="P7" draw:layer="layout" svg:width="1.221cm" svg:height="0.962cm" svg:x="15.005cm" svg:y="16.043cm">
          <draw:text-box>
            <text:p text:style-name="P2"><text:span text:style-name="T2">3</text:span></text:p>
          </draw:text-box>
        </draw:frame>
        <draw:frame draw:style-name="gr6" draw:text-style-name="P7" draw:layer="layout" svg:width="1.221cm" svg:height="0.962cm" svg:x="5.184cm" svg:y="8.043cm">
          <draw:text-box>
            <text:p text:style-name="P2"><text:span text:style-name="T2">4</text:span></text:p>
          </draw:text-box>
        </draw:frame>
        <draw:frame draw:style-name="gr6" draw:text-style-name="P7" draw:layer="layout" svg:width="1.221cm" svg:height="0.962cm" svg:x="18.305cm" svg:y="10.043cm">
          <draw:text-box>
            <text:p text:style-name="P2"><text:span text:style-name="T2">5</text:span></text:p>
          </draw:text-box>
        </draw:frame>
        <draw:frame draw:style-name="gr6" draw:text-style-name="P7" draw:layer="layout" svg:width="1.221cm" svg:height="0.962cm" svg:x="15.006cm" svg:y="10.043cm">
          <draw:text-box>
            <text:p text:style-name="P2"><text:span text:style-name="T2">0</text:span></text:p>
          </draw:text-box>
        </draw:frame>
      </draw:page>
      <draw:page draw:name="page13" draw:style-name="dp1" draw:master-page-name="Default">
        <draw:custom-shape draw:style-name="gr4" draw:text-style-name="P3" xml:id="id123" draw:id="id123" draw:layer="layout" svg:width="1.5cm" svg:height="1.5cm" svg:x="11.605cm" svg:y="3.774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386cm" svg:y1="5.993cm" svg:x2="11.824cm" svg:y2="5.055cm" draw:start-shape="id122" draw:start-glue-point="11" draw:end-shape="id123" draw:end-glue-point="7" svg:d="M7386 5993l4438-938" svg:viewBox="0 0 4439 939">
          <text:p/>
        </draw:connector>
        <draw:custom-shape draw:style-name="gr4" draw:text-style-name="P6" xml:id="id132" draw:id="id132" draw:layer="layout" svg:width="1.5cm" svg:height="1.5cm" svg:x="11.605cm" svg:y="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8" draw:id="id138" draw:layer="layout" svg:width="1.5cm" svg:height="1.5cm" svg:x="17.105cm" svg:y="5.774cm">
          <text:p text:style-name="P5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2" draw:id="id122" draw:layer="layout" svg:width="1.5cm" svg:height="1.5cm" svg:x="6.105cm" svg:y="5.774cm">
          <text:p text:style-name="P5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7" draw:id="id127" draw:layer="layout" svg:width="1.5cm" svg:height="1.5cm" svg:x="9.405cm" svg:y="7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3" draw:id="id133" draw:layer="layout" svg:width="1.5cm" svg:height="1.5cm" svg:x="13.8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6" draw:id="id126" draw:layer="layout" svg:width="1.5cm" svg:height="1.5cm" svg:x="6.105cm" svg:y="7.774cm">
          <text:p text:style-name="P5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4" draw:id="id124" draw:layer="layout" svg:width="1.5cm" svg:height="1.5cm" svg:x="17.1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5" draw:id="id125" draw:layer="layout" svg:width="1.5cm" svg:height="1.5cm" svg:x="17.105cm" svg:y="9.774cm">
          <text:p text:style-name="P5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855cm" svg:y1="7.274cm" svg:x2="17.855cm" svg:y2="7.774cm" draw:end-shape="id124" draw:end-glue-point="4" svg:d="M17855 7274v500" svg:viewBox="0 0 1 501">
          <text:p/>
        </draw:connector>
        <draw:connector draw:style-name="gr5" draw:text-style-name="P4" draw:layer="layout" draw:type="line" svg:x1="17.855cm" svg:y1="9.274cm" svg:x2="17.855cm" svg:y2="9.774cm" draw:start-shape="id124" draw:start-glue-point="8" draw:end-shape="id125" draw:end-glue-point="4" svg:d="M17855 9274v500" svg:viewBox="0 0 1 501">
          <text:p/>
        </draw:connector>
        <draw:connector draw:style-name="gr5" draw:text-style-name="P4" draw:layer="layout" draw:type="line" svg:x1="6.855cm" svg:y1="7.274cm" svg:x2="6.855cm" svg:y2="7.774cm" draw:start-shape="id122" draw:start-glue-point="8" draw:end-shape="id126" draw:end-glue-point="4" svg:d="M6855 7274v500" svg:viewBox="0 0 1 501">
          <text:p/>
        </draw:connector>
        <draw:custom-shape draw:style-name="gr4" draw:text-style-name="P6" xml:id="id128" draw:id="id128" draw:layer="layout" svg:width="1.5cm" svg:height="1.5cm" svg:x="8.305cm" svg:y="9.774cm">
          <text:p text:style-name="P5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824cm" svg:y1="7.055cm" svg:x2="10.686cm" svg:y2="7.993cm" draw:end-shape="id127" draw:end-glue-point="11" svg:d="M11824 7055l-1138 938" svg:viewBox="0 0 1139 939">
          <text:p/>
        </draw:connector>
        <draw:connector draw:style-name="gr5" draw:text-style-name="P4" draw:layer="layout" draw:type="line" svg:x1="9.624cm" svg:y1="9.055cm" svg:x2="9.055cm" svg:y2="9.774cm" draw:start-shape="id127" draw:start-glue-point="7" draw:end-shape="id128" draw:end-glue-point="4" svg:d="M9624 9055l-569 719" svg:viewBox="0 0 570 720">
          <text:p/>
        </draw:connector>
        <draw:custom-shape draw:style-name="gr4" draw:text-style-name="P6" xml:id="id129" draw:id="id129" draw:layer="layout" svg:width="1.5cm" svg:height="1.5cm" svg:x="10.505cm" svg:y="9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0" draw:id="id130" draw:layer="layout" svg:width="1.5cm" svg:height="1.5cm" svg:x="10.5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1" draw:id="id131" draw:layer="layout" svg:width="1.5cm" svg:height="1.5cm" svg:x="10.505cm" svg:y="13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4cm" svg:x2="11.255cm" svg:y2="11.774cm" draw:start-shape="id129" draw:start-glue-point="8" draw:end-shape="id130" draw:end-glue-point="4" svg:d="M11255 11274v500" svg:viewBox="0 0 1 501">
          <text:p/>
        </draw:connector>
        <draw:connector draw:style-name="gr5" draw:text-style-name="P4" draw:layer="layout" draw:type="line" svg:x1="11.255cm" svg:y1="13.274cm" svg:x2="11.255cm" svg:y2="13.774cm" draw:start-shape="id130" draw:start-glue-point="8" draw:end-shape="id131" draw:end-glue-point="4" svg:d="M11255 13274v500" svg:viewBox="0 0 1 501">
          <text:p/>
        </draw:connector>
        <draw:connector draw:style-name="gr5" draw:text-style-name="P4" draw:layer="layout" draw:type="line" svg:x1="10.686cm" svg:y1="9.055cm" svg:x2="11.255cm" svg:y2="9.774cm" draw:start-shape="id127" draw:start-glue-point="9" draw:end-shape="id129" draw:end-glue-point="4" svg:d="M10686 9055l569 719" svg:viewBox="0 0 570 720">
          <text:p/>
        </draw:connector>
        <draw:connector draw:style-name="gr5" draw:text-style-name="P4" draw:layer="layout" draw:type="line" svg:x1="12.886cm" svg:y1="7.055cm" svg:x2="14.024cm" svg:y2="7.993cm" draw:start-shape="id132" draw:start-glue-point="9" draw:end-shape="id133" draw:end-glue-point="5" svg:d="M12886 7055l1138 938" svg:viewBox="0 0 1139 939">
          <text:p/>
        </draw:connector>
        <draw:custom-shape draw:style-name="gr4" draw:text-style-name="P6" xml:id="id134" draw:id="id134" draw:layer="layout" svg:width="1.5cm" svg:height="1.5cm" svg:x="12.7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5" draw:id="id135" draw:layer="layout" svg:width="1.5cm" svg:height="1.5cm" svg:x="12.705cm" svg:y="13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6" draw:id="id136" draw:layer="layout" svg:width="1.5cm" svg:height="1.5cm" svg:x="12.705cm" svg:y="1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455cm" svg:y1="13.274cm" svg:x2="13.455cm" svg:y2="13.774cm" draw:start-shape="id134" draw:start-glue-point="8" draw:end-shape="id135" draw:end-glue-point="4" svg:d="M13455 13274v500" svg:viewBox="0 0 1 501">
          <text:p/>
        </draw:connector>
        <draw:connector draw:style-name="gr5" draw:text-style-name="P4" draw:layer="layout" draw:type="line" svg:x1="13.455cm" svg:y1="15.274cm" svg:x2="13.455cm" svg:y2="15.774cm" draw:start-shape="id135" draw:start-glue-point="8" draw:end-shape="id136" draw:end-glue-point="4" svg:d="M13455 15274v500" svg:viewBox="0 0 1 501">
          <text:p/>
        </draw:connector>
        <draw:custom-shape draw:style-name="gr4" draw:text-style-name="P6" xml:id="id137" draw:id="id137" draw:layer="layout" svg:width="1.5cm" svg:height="1.5cm" svg:x="12.705cm" svg:y="9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455cm" svg:y1="11.274cm" svg:x2="13.455cm" svg:y2="11.774cm" draw:start-shape="id137" draw:start-glue-point="8" draw:end-shape="id134" draw:end-glue-point="4" svg:d="M13455 11274v500" svg:viewBox="0 0 1 501">
          <text:p/>
        </draw:connector>
        <draw:connector draw:style-name="gr5" draw:text-style-name="P4" draw:layer="layout" draw:type="line" svg:x1="14.024cm" svg:y1="9.055cm" svg:x2="13.455cm" svg:y2="9.774cm" draw:start-shape="id133" draw:start-glue-point="7" draw:end-shape="id137" draw:end-glue-point="4" svg:d="M14024 9055l-569 719" svg:viewBox="0 0 570 720">
          <text:p/>
        </draw:connector>
        <draw:connector draw:style-name="gr5" draw:text-style-name="P4" draw:layer="layout" draw:type="line" svg:x1="12.355cm" svg:y1="5.274cm" svg:x2="12.355cm" svg:y2="5.774cm" draw:start-shape="id123" draw:start-glue-point="8" draw:end-shape="id132" draw:end-glue-point="4" svg:d="M12355 5274v500" svg:viewBox="0 0 1 501">
          <text:p/>
        </draw:connector>
        <draw:connector draw:style-name="gr5" draw:text-style-name="P4" draw:layer="layout" draw:type="line" svg:x1="12.886cm" svg:y1="5.055cm" svg:x2="17.324cm" svg:y2="5.993cm" draw:start-shape="id123" draw:start-glue-point="9" draw:end-shape="id138" draw:end-glue-point="5" svg:d="M12886 5055l4438 938" svg:viewBox="0 0 4439 939">
          <text:p/>
        </draw:connector>
        <draw:custom-shape draw:style-name="gr4" draw:text-style-name="P6" xml:id="id139" draw:id="id139" draw:layer="layout" svg:width="1.5cm" svg:height="1.5cm" svg:x="14.905cm" svg:y="11.774cm">
          <text:p text:style-name="P5"><text:span text:style-name="T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0" draw:id="id140" draw:layer="layout" svg:width="1.5cm" svg:height="1.5cm" svg:x="14.905cm" svg:y="13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5.655cm" svg:y1="13.274cm" svg:x2="15.655cm" svg:y2="13.774cm" draw:start-shape="id139" draw:start-glue-point="8" draw:end-shape="id140" draw:end-glue-point="4" svg:d="M15655 13274v500" svg:viewBox="0 0 1 501">
          <text:p/>
        </draw:connector>
        <draw:custom-shape draw:style-name="gr4" draw:text-style-name="P6" xml:id="id141" draw:id="id141" draw:layer="layout" svg:width="1.5cm" svg:height="1.5cm" svg:x="14.905cm" svg:y="9.774cm">
          <text:p text:style-name="P5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5.655cm" svg:y1="11.274cm" svg:x2="15.655cm" svg:y2="11.774cm" draw:start-shape="id141" draw:start-glue-point="8" draw:end-shape="id139" draw:end-glue-point="4" svg:d="M15655 11274v500" svg:viewBox="0 0 1 501">
          <text:p/>
        </draw:connector>
        <draw:connector draw:style-name="gr5" draw:text-style-name="P4" draw:layer="layout" draw:type="line" svg:x1="15.086cm" svg:y1="9.055cm" svg:x2="15.655cm" svg:y2="9.774cm" draw:start-shape="id133" draw:start-glue-point="9" draw:end-shape="id141" draw:end-glue-point="4" svg:d="M15086 9055l569 719" svg:viewBox="0 0 570 720">
          <text:p/>
        </draw:connector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5.953cm" svg:height="0.962cm" svg:x="9.383cm" svg:y="17.797cm">
          <draw:text-box>
            <text:p text:style-name="P2">(shore, 6)</text:p>
          </draw:text-box>
        </draw:frame>
        <draw:frame draw:style-name="gr6" draw:text-style-name="P7" draw:layer="layout" svg:width="1.221cm" svg:height="0.962cm" svg:x="9.584cm" svg:y="14.043cm">
          <draw:text-box>
            <text:p text:style-name="P2"><text:span text:style-name="T2">1</text:span></text:p>
          </draw:text-box>
        </draw:frame>
        <draw:frame draw:style-name="gr6" draw:text-style-name="P7" draw:layer="layout" svg:width="1.221cm" svg:height="0.962cm" svg:x="7.384cm" svg:y="10.043cm">
          <draw:text-box>
            <text:p text:style-name="P2"><text:span text:style-name="T2">6</text:span></text:p>
          </draw:text-box>
        </draw:frame>
        <draw:frame draw:style-name="gr6" draw:text-style-name="P7" draw:layer="layout" svg:width="1.221cm" svg:height="0.962cm" svg:x="13.905cm" svg:y="16.043cm">
          <draw:text-box>
            <text:p text:style-name="P2"><text:span text:style-name="T2">3</text:span></text:p>
          </draw:text-box>
        </draw:frame>
        <draw:frame draw:style-name="gr6" draw:text-style-name="P7" draw:layer="layout" svg:width="1.221cm" svg:height="0.962cm" svg:x="5.184cm" svg:y="8.043cm">
          <draw:text-box>
            <text:p text:style-name="P2"><text:span text:style-name="T2">4</text:span></text:p>
          </draw:text-box>
        </draw:frame>
        <draw:frame draw:style-name="gr6" draw:text-style-name="P7" draw:layer="layout" svg:width="1.221cm" svg:height="0.962cm" svg:x="18.305cm" svg:y="10.043cm">
          <draw:text-box>
            <text:p text:style-name="P2"><text:span text:style-name="T2">5</text:span></text:p>
          </draw:text-box>
        </draw:frame>
        <draw:frame draw:style-name="gr6" draw:text-style-name="P7" draw:layer="layout" svg:width="1.221cm" svg:height="0.962cm" svg:x="11.784cm" svg:y="10.043cm">
          <draw:text-box>
            <text:p text:style-name="P2"><text:span text:style-name="T2">0</text:span></text:p>
          </draw:text-box>
        </draw:frame>
        <draw:frame draw:style-name="gr6" draw:text-style-name="P7" draw:layer="layout" svg:width="1.221cm" svg:height="0.962cm" svg:x="16.105cm" svg:y="14.043cm">
          <draw:text-box>
            <text:p text:style-name="P2"><text:span text:style-name="T2">7</text:span></text:p>
          </draw:text-box>
        </draw:frame>
      </draw:page>
      <draw:page draw:name="page14" draw:style-name="dp1" draw:master-page-name="Default">
        <draw:custom-shape draw:style-name="gr1" draw:text-style-name="P2" draw:layer="layout" svg:width="8.611cm" svg:height="2.575cm" svg:x="10.545cm" svg:y="9.213cm">
          <text:p text:style-name="P2">Deletion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4" draw:text-style-name="P3" xml:id="id143" draw:id="id143" draw:layer="layout" svg:width="1.5cm" svg:height="1.5cm" svg:x="11.605cm" svg:y="3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386cm" svg:y1="5.993cm" svg:x2="11.824cm" svg:y2="5.055cm" draw:start-shape="id142" draw:start-glue-point="11" draw:end-shape="id143" draw:end-glue-point="7" svg:d="M7386 5993l4438-938" svg:viewBox="0 0 4439 939">
          <text:p/>
        </draw:connector>
        <draw:custom-shape draw:style-name="gr4" draw:text-style-name="P6" xml:id="id152" draw:id="id152" draw:layer="layout" svg:width="1.5cm" svg:height="1.5cm" svg:x="11.605cm" svg:y="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58" draw:id="id158" draw:layer="layout" svg:width="1.5cm" svg:height="1.5cm" svg:x="17.105cm" svg:y="5.774cm">
          <text:p text:style-name="P5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2" draw:id="id142" draw:layer="layout" svg:width="1.5cm" svg:height="1.5cm" svg:x="6.105cm" svg:y="5.774cm">
          <text:p text:style-name="P5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7" draw:id="id147" draw:layer="layout" svg:width="1.5cm" svg:height="1.5cm" svg:x="9.405cm" svg:y="7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53" draw:id="id153" draw:layer="layout" svg:width="1.5cm" svg:height="1.5cm" svg:x="13.8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6" draw:id="id146" draw:layer="layout" svg:width="1.5cm" svg:height="1.5cm" svg:x="6.105cm" svg:y="7.774cm">
          <text:p text:style-name="P5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4" draw:id="id144" draw:layer="layout" svg:width="1.5cm" svg:height="1.5cm" svg:x="17.105cm" svg:y="7.774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5" draw:id="id145" draw:layer="layout" svg:width="1.5cm" svg:height="1.5cm" svg:x="17.105cm" svg:y="9.774cm">
          <text:p text:style-name="P5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855cm" svg:y1="7.274cm" svg:x2="17.855cm" svg:y2="7.774cm" draw:end-shape="id144" draw:end-glue-point="4" svg:d="M17855 7274v500" svg:viewBox="0 0 1 501">
          <text:p/>
        </draw:connector>
        <draw:connector draw:style-name="gr5" draw:text-style-name="P4" draw:layer="layout" draw:type="line" svg:x1="17.855cm" svg:y1="9.274cm" svg:x2="17.855cm" svg:y2="9.774cm" draw:start-shape="id144" draw:start-glue-point="8" draw:end-shape="id145" draw:end-glue-point="4" svg:d="M17855 9274v500" svg:viewBox="0 0 1 501">
          <text:p/>
        </draw:connector>
        <draw:connector draw:style-name="gr5" draw:text-style-name="P4" draw:layer="layout" draw:type="line" svg:x1="6.855cm" svg:y1="7.274cm" svg:x2="6.855cm" svg:y2="7.774cm" draw:start-shape="id142" draw:start-glue-point="8" draw:end-shape="id146" draw:end-glue-point="4" svg:d="M6855 7274v500" svg:viewBox="0 0 1 501">
          <text:p/>
        </draw:connector>
        <draw:custom-shape draw:style-name="gr4" draw:text-style-name="P6" xml:id="id148" draw:id="id148" draw:layer="layout" svg:width="1.5cm" svg:height="1.5cm" svg:x="8.305cm" svg:y="9.774cm">
          <text:p text:style-name="P5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824cm" svg:y1="7.055cm" svg:x2="10.686cm" svg:y2="7.993cm" draw:end-shape="id147" draw:end-glue-point="11" svg:d="M11824 7055l-1138 938" svg:viewBox="0 0 1139 939">
          <text:p/>
        </draw:connector>
        <draw:connector draw:style-name="gr5" draw:text-style-name="P4" draw:layer="layout" draw:type="line" svg:x1="9.624cm" svg:y1="9.055cm" svg:x2="9.055cm" svg:y2="9.774cm" draw:start-shape="id147" draw:start-glue-point="7" draw:end-shape="id148" draw:end-glue-point="4" svg:d="M9624 9055l-569 719" svg:viewBox="0 0 570 720">
          <text:p/>
        </draw:connector>
        <draw:custom-shape draw:style-name="gr4" draw:text-style-name="P6" xml:id="id149" draw:id="id149" draw:layer="layout" svg:width="1.5cm" svg:height="1.5cm" svg:x="10.505cm" svg:y="9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50" draw:id="id150" draw:layer="layout" svg:width="1.5cm" svg:height="1.5cm" svg:x="10.5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51" draw:id="id151" draw:layer="layout" svg:width="1.5cm" svg:height="1.5cm" svg:x="10.505cm" svg:y="13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255cm" svg:y1="11.274cm" svg:x2="11.255cm" svg:y2="11.774cm" draw:start-shape="id149" draw:start-glue-point="8" draw:end-shape="id150" draw:end-glue-point="4" svg:d="M11255 11274v500" svg:viewBox="0 0 1 501">
          <text:p/>
        </draw:connector>
        <draw:connector draw:style-name="gr5" draw:text-style-name="P4" draw:layer="layout" draw:type="line" svg:x1="11.255cm" svg:y1="13.274cm" svg:x2="11.255cm" svg:y2="13.774cm" draw:start-shape="id150" draw:start-glue-point="8" draw:end-shape="id151" draw:end-glue-point="4" svg:d="M11255 13274v500" svg:viewBox="0 0 1 501">
          <text:p/>
        </draw:connector>
        <draw:connector draw:style-name="gr5" draw:text-style-name="P4" draw:layer="layout" draw:type="line" svg:x1="10.686cm" svg:y1="9.055cm" svg:x2="11.255cm" svg:y2="9.774cm" draw:start-shape="id147" draw:start-glue-point="9" draw:end-shape="id149" draw:end-glue-point="4" svg:d="M10686 9055l569 719" svg:viewBox="0 0 570 720">
          <text:p/>
        </draw:connector>
        <draw:connector draw:style-name="gr5" draw:text-style-name="P4" draw:layer="layout" draw:type="line" svg:x1="12.886cm" svg:y1="7.055cm" svg:x2="14.024cm" svg:y2="7.993cm" draw:start-shape="id152" draw:start-glue-point="9" draw:end-shape="id153" draw:end-glue-point="5" svg:d="M12886 7055l1138 938" svg:viewBox="0 0 1139 939">
          <text:p/>
        </draw:connector>
        <draw:custom-shape draw:style-name="gr4" draw:text-style-name="P6" xml:id="id154" draw:id="id154" draw:layer="layout" svg:width="1.5cm" svg:height="1.5cm" svg:x="12.705cm" svg:y="11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55" draw:id="id155" draw:layer="layout" svg:width="1.5cm" svg:height="1.5cm" svg:x="12.705cm" svg:y="13.774cm">
          <text:p text:style-name="P5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56" draw:id="id156" draw:layer="layout" svg:width="1.5cm" svg:height="1.5cm" svg:x="12.705cm" svg:y="15.774cm">
          <text:p text:style-name="P5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455cm" svg:y1="13.274cm" svg:x2="13.455cm" svg:y2="13.774cm" draw:start-shape="id154" draw:start-glue-point="8" draw:end-shape="id155" draw:end-glue-point="4" svg:d="M13455 13274v500" svg:viewBox="0 0 1 501">
          <text:p/>
        </draw:connector>
        <draw:connector draw:style-name="gr5" draw:text-style-name="P4" draw:layer="layout" draw:type="line" svg:x1="13.455cm" svg:y1="15.274cm" svg:x2="13.455cm" svg:y2="15.774cm" draw:start-shape="id155" draw:start-glue-point="8" draw:end-shape="id156" draw:end-glue-point="4" svg:d="M13455 15274v500" svg:viewBox="0 0 1 501">
          <text:p/>
        </draw:connector>
        <draw:custom-shape draw:style-name="gr4" draw:text-style-name="P6" xml:id="id157" draw:id="id157" draw:layer="layout" svg:width="1.5cm" svg:height="1.5cm" svg:x="12.705cm" svg:y="9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455cm" svg:y1="11.274cm" svg:x2="13.455cm" svg:y2="11.774cm" draw:start-shape="id157" draw:start-glue-point="8" draw:end-shape="id154" draw:end-glue-point="4" svg:d="M13455 11274v500" svg:viewBox="0 0 1 501">
          <text:p/>
        </draw:connector>
        <draw:connector draw:style-name="gr5" draw:text-style-name="P4" draw:layer="layout" draw:type="line" svg:x1="14.024cm" svg:y1="9.055cm" svg:x2="13.455cm" svg:y2="9.774cm" draw:start-shape="id153" draw:start-glue-point="7" draw:end-shape="id157" draw:end-glue-point="4" svg:d="M14024 9055l-569 719" svg:viewBox="0 0 570 720">
          <text:p/>
        </draw:connector>
        <draw:connector draw:style-name="gr5" draw:text-style-name="P4" draw:layer="layout" draw:type="line" svg:x1="12.355cm" svg:y1="5.274cm" svg:x2="12.355cm" svg:y2="5.774cm" draw:start-shape="id143" draw:start-glue-point="8" draw:end-shape="id152" draw:end-glue-point="4" svg:d="M12355 5274v500" svg:viewBox="0 0 1 501">
          <text:p/>
        </draw:connector>
        <draw:connector draw:style-name="gr5" draw:text-style-name="P4" draw:layer="layout" draw:type="line" svg:x1="12.886cm" svg:y1="5.055cm" svg:x2="17.324cm" svg:y2="5.993cm" draw:start-shape="id143" draw:start-glue-point="9" draw:end-shape="id158" draw:end-glue-point="5" svg:d="M12886 5055l4438 938" svg:viewBox="0 0 4439 939">
          <text:p/>
        </draw:connector>
        <draw:custom-shape draw:style-name="gr4" draw:text-style-name="P6" xml:id="id159" draw:id="id159" draw:layer="layout" svg:width="1.5cm" svg:height="1.5cm" svg:x="14.905cm" svg:y="11.774cm">
          <text:p text:style-name="P5"><text:span text:style-name="T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60" draw:id="id160" draw:layer="layout" svg:width="1.5cm" svg:height="1.5cm" svg:x="14.905cm" svg:y="13.774cm">
          <text:p text:style-name="P5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5.655cm" svg:y1="13.274cm" svg:x2="15.655cm" svg:y2="13.774cm" draw:start-shape="id159" draw:start-glue-point="8" draw:end-shape="id160" draw:end-glue-point="4" svg:d="M15655 13274v500" svg:viewBox="0 0 1 501">
          <text:p/>
        </draw:connector>
        <draw:custom-shape draw:style-name="gr4" draw:text-style-name="P6" xml:id="id161" draw:id="id161" draw:layer="layout" svg:width="1.5cm" svg:height="1.5cm" svg:x="14.905cm" svg:y="9.774cm">
          <text:p text:style-name="P5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5.655cm" svg:y1="11.274cm" svg:x2="15.655cm" svg:y2="11.774cm" draw:start-shape="id161" draw:start-glue-point="8" draw:end-shape="id159" draw:end-glue-point="4" svg:d="M15655 11274v500" svg:viewBox="0 0 1 501">
          <text:p/>
        </draw:connector>
        <draw:connector draw:style-name="gr5" draw:text-style-name="P4" draw:layer="layout" draw:type="line" svg:x1="15.086cm" svg:y1="9.055cm" svg:x2="15.655cm" svg:y2="9.774cm" draw:start-shape="id153" draw:start-glue-point="9" draw:end-shape="id161" draw:end-glue-point="4" svg:d="M15086 9055l569 719" svg:viewBox="0 0 570 720">
          <text:p/>
        </draw:connector>
        <draw:frame draw:style-name="gr6" draw:text-style-name="P7" draw:layer="layout" svg:width="1.221cm" svg:height="0.962cm" svg:x="9.584cm" svg:y="14.043cm">
          <draw:text-box>
            <text:p text:style-name="P1"><text:span text:style-name="T2">1</text:span></text:p>
          </draw:text-box>
        </draw:frame>
        <draw:frame draw:style-name="gr6" draw:text-style-name="P7" draw:layer="layout" svg:width="1.221cm" svg:height="0.962cm" svg:x="7.384cm" svg:y="10.043cm">
          <draw:text-box>
            <text:p text:style-name="P1"><text:span text:style-name="T2">6</text:span></text:p>
          </draw:text-box>
        </draw:frame>
        <draw:frame draw:style-name="gr6" draw:text-style-name="P7" draw:layer="layout" svg:width="1.221cm" svg:height="0.962cm" svg:x="13.905cm" svg:y="16.043cm">
          <draw:text-box>
            <text:p text:style-name="P1"><text:span text:style-name="T2">3</text:span></text:p>
          </draw:text-box>
        </draw:frame>
        <draw:frame draw:style-name="gr6" draw:text-style-name="P7" draw:layer="layout" svg:width="1.221cm" svg:height="0.962cm" svg:x="5.184cm" svg:y="8.043cm">
          <draw:text-box>
            <text:p text:style-name="P1"><text:span text:style-name="T2">4</text:span></text:p>
          </draw:text-box>
        </draw:frame>
        <draw:frame draw:style-name="gr6" draw:text-style-name="P7" draw:layer="layout" svg:width="1.221cm" svg:height="0.962cm" svg:x="18.305cm" svg:y="10.043cm">
          <draw:text-box>
            <text:p text:style-name="P1"><text:span text:style-name="T2">5</text:span></text:p>
          </draw:text-box>
        </draw:frame>
        <draw:frame draw:style-name="gr6" draw:text-style-name="P7" draw:layer="layout" svg:width="1.221cm" svg:height="0.962cm" svg:x="11.784cm" svg:y="10.043cm">
          <draw:text-box>
            <text:p text:style-name="P1"><text:span text:style-name="T2">0</text:span></text:p>
          </draw:text-box>
        </draw:frame>
        <draw:frame draw:style-name="gr6" draw:text-style-name="P7" draw:layer="layout" svg:width="1.221cm" svg:height="0.962cm" svg:x="16.105cm" svg:y="14.043cm">
          <draw:text-box>
            <text:p text:style-name="P1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4T09:47:05.371000000</dc:date>
    <meta:editing-duration>P3DT2H32M46S</meta:editing-duration>
    <meta:editing-cycles>174</meta:editing-cycles>
    <meta:generator>LibreOffice/6.4.5.2$Windows_X86_64 LibreOffice_project/a726b36747cf2001e06b58ad5db1aa3a9a1872d6</meta:generator>
    <meta:document-statistic meta:object-count="398"/>
  </office:meta>
</office:document-meta>
</file>